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.sender_i.routed_msg_pub.network" table:style-name="ta1">
        <table:shapes>
          <draw:frame draw:z-index="0" draw:style-name="gr1" draw:text-style-name="P1" svg:width="453.51pt" svg:height="255.09pt" svg:x="339.9pt" svg:y="127.05pt">
            <draw:object draw:notify-on-update-of-ranges="'source_1.sender_i.routed_msg_pub.network'.D1:'source_1.sender_i.routed_msg_pub.network'.D1 'source_1.sender_i.routed_msg_pub.network'.D2:'source_1.sender_i.routed_msg_pub.network'.D208 'source_1.sender_i.routed_msg_pub.network'.E1:'source_1.sender_i.routed_msg_pub.network'.E1 'source_1.sender_i.routed_msg_pub.network'.E2:'source_1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9066.95739" calcext:value-type="float">
            <text:p>1442779066.95739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79067.62782" calcext:value-type="float">
            <text:p>1442779067.62782</text:p>
          </table:table-cell>
          <table:table-cell table:formula="of:=[.G2]-[.B2]" office:value-type="float" office:value="0.67043137550354" calcext:value-type="float">
            <text:p>0.6704313755</text:p>
          </table:table-cell>
          <table:table-cell table:formula="of:=MAX([.H2:.H2000])" office:value-type="float" office:value="1.55531549453735" calcext:value-type="float">
            <text:p>1.5553154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9080.02374" calcext:value-type="float">
            <text:p>1442779080.02374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13.0663504600525" calcext:value-type="float">
            <text:p>13.0663504601</text:p>
          </table:table-cell>
          <table:table-cell table:formula="of:=[.C3]/([.D3]-[.D2])" office:value-type="float" office:value="5022.97869635867" calcext:value-type="float">
            <text:p>5022.9786963587</text:p>
          </table:table-cell>
          <table:table-cell/>
          <table:table-cell office:value-type="float" office:value="1442779080.49647" calcext:value-type="float">
            <text:p>1442779080.49647</text:p>
          </table:table-cell>
          <table:table-cell table:formula="of:=[.G3]-[.B3]" office:value-type="float" office:value="0.472725868225098" calcext:value-type="float">
            <text:p>0.47272586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9080.10629" calcext:value-type="float">
            <text:p>1442779080.10629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13.1489033699036" calcext:value-type="float">
            <text:p>13.1489033699</text:p>
          </table:table-cell>
          <table:table-cell table:formula="of:=[.C4]/([.D4]-[.D3])" office:value-type="float" office:value="795029.51644467" calcext:value-type="float">
            <text:p>795029.51644467</text:p>
          </table:table-cell>
          <table:table-cell/>
          <table:table-cell office:value-type="float" office:value="1442779080.69424" calcext:value-type="float">
            <text:p>1442779080.69424</text:p>
          </table:table-cell>
          <table:table-cell table:formula="of:=[.G4]-[.B4]" office:value-type="float" office:value="0.587945699691772" calcext:value-type="float">
            <text:p>0.58794569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9080.1888" calcext:value-type="float">
            <text:p>1442779080.1888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13.2314128875732" calcext:value-type="float">
            <text:p>13.2314128876</text:p>
          </table:table-cell>
          <table:table-cell table:formula="of:=[.C5]/([.D5]-[.D4])" office:value-type="float" office:value="795447.626572659" calcext:value-type="float">
            <text:p>795447.626572659</text:p>
          </table:table-cell>
          <table:table-cell/>
          <table:table-cell office:value-type="float" office:value="1442779080.81239" calcext:value-type="float">
            <text:p>1442779080.81239</text:p>
          </table:table-cell>
          <table:table-cell table:formula="of:=[.G5]-[.B5]" office:value-type="float" office:value="0.623583316802979" calcext:value-type="float">
            <text:p>0.62358331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9080.2711" calcext:value-type="float">
            <text:p>1442779080.2711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13.3137056827545" calcext:value-type="float">
            <text:p>13.3137056828</text:p>
          </table:table-cell>
          <table:table-cell table:formula="of:=[.C6]/([.D6]-[.D5])" office:value-type="float" office:value="797542.480546759" calcext:value-type="float">
            <text:p>797542.480546759</text:p>
          </table:table-cell>
          <table:table-cell/>
          <table:table-cell office:value-type="float" office:value="1442779080.94088" calcext:value-type="float">
            <text:p>1442779080.94088</text:p>
          </table:table-cell>
          <table:table-cell table:formula="of:=[.G6]-[.B6]" office:value-type="float" office:value="0.66978120803833" calcext:value-type="float">
            <text:p>0.6697812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9080.35355" calcext:value-type="float">
            <text:p>1442779080.35355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13.3961555957794" calcext:value-type="float">
            <text:p>13.3961555958</text:p>
          </table:table-cell>
          <table:table-cell table:formula="of:=[.C7]/([.D7]-[.D6])" office:value-type="float" office:value="796022.671123706" calcext:value-type="float">
            <text:p>796022.671123706</text:p>
          </table:table-cell>
          <table:table-cell/>
          <table:table-cell office:value-type="float" office:value="1442779081.01391" calcext:value-type="float">
            <text:p>1442779081.01391</text:p>
          </table:table-cell>
          <table:table-cell table:formula="of:=[.G7]-[.B7]" office:value-type="float" office:value="0.660363435745239" calcext:value-type="float">
            <text:p>0.66036343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9080.43583" calcext:value-type="float">
            <text:p>1442779080.43583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13.4784421920776" calcext:value-type="float">
            <text:p>13.4784421921</text:p>
          </table:table-cell>
          <table:table-cell table:formula="of:=[.C8]/([.D8]-[.D7])" office:value-type="float" office:value="797602.561687456" calcext:value-type="float">
            <text:p>797602.561687456</text:p>
          </table:table-cell>
          <table:table-cell/>
          <table:table-cell office:value-type="float" office:value="1442779081.08865" calcext:value-type="float">
            <text:p>1442779081.08865</text:p>
          </table:table-cell>
          <table:table-cell table:formula="of:=[.G8]-[.B8]" office:value-type="float" office:value="0.65281867980957" calcext:value-type="float">
            <text:p>0.65281867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9080.51812" calcext:value-type="float">
            <text:p>1442779080.51812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13.560733795166" calcext:value-type="float">
            <text:p>13.5607337952</text:p>
          </table:table-cell>
          <table:table-cell table:formula="of:=[.C9]/([.D9]-[.D8])" office:value-type="float" office:value="797554.033909305" calcext:value-type="float">
            <text:p>797554.033909305</text:p>
          </table:table-cell>
          <table:table-cell/>
          <table:table-cell office:value-type="float" office:value="1442779081.23729" calcext:value-type="float">
            <text:p>1442779081.23729</text:p>
          </table:table-cell>
          <table:table-cell table:formula="of:=[.G9]-[.B9]" office:value-type="float" office:value="0.719165325164795" calcext:value-type="float">
            <text:p>0.71916532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9080.6004" calcext:value-type="float">
            <text:p>1442779080.6004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13.6430079936981" calcext:value-type="float">
            <text:p>13.6430079937</text:p>
          </table:table-cell>
          <table:table-cell table:formula="of:=[.C10]/([.D10]-[.D9])" office:value-type="float" office:value="797722.751129438" calcext:value-type="float">
            <text:p>797722.751129438</text:p>
          </table:table-cell>
          <table:table-cell/>
          <table:table-cell office:value-type="float" office:value="1442779081.31955" calcext:value-type="float">
            <text:p>1442779081.31955</text:p>
          </table:table-cell>
          <table:table-cell table:formula="of:=[.G10]-[.B10]" office:value-type="float" office:value="0.719146490097046" calcext:value-type="float">
            <text:p>0.71914649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9080.68266" calcext:value-type="float">
            <text:p>1442779080.68266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13.7252671718597" calcext:value-type="float">
            <text:p>13.7252671719</text:p>
          </table:table-cell>
          <table:table-cell table:formula="of:=[.C11]/([.D11]-[.D10])" office:value-type="float" office:value="797868.413796302" calcext:value-type="float">
            <text:p>797868.413796302</text:p>
          </table:table-cell>
          <table:table-cell/>
          <table:table-cell office:value-type="float" office:value="1442779081.40178" calcext:value-type="float">
            <text:p>1442779081.40178</text:p>
          </table:table-cell>
          <table:table-cell table:formula="of:=[.G11]-[.B11]" office:value-type="float" office:value="0.719117164611816" calcext:value-type="float">
            <text:p>0.71911716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9080.76491" calcext:value-type="float">
            <text:p>1442779080.76491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13.8075153827667" calcext:value-type="float">
            <text:p>13.8075153828</text:p>
          </table:table-cell>
          <table:table-cell table:formula="of:=[.C12]/([.D12]-[.D11])" office:value-type="float" office:value="797974.804269307" calcext:value-type="float">
            <text:p>797974.804269307</text:p>
          </table:table-cell>
          <table:table-cell/>
          <table:table-cell office:value-type="float" office:value="1442779081.48045" calcext:value-type="float">
            <text:p>1442779081.48045</text:p>
          </table:table-cell>
          <table:table-cell table:formula="of:=[.G12]-[.B12]" office:value-type="float" office:value="0.715544700622559" calcext:value-type="float">
            <text:p>0.71554470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9080.84717" calcext:value-type="float">
            <text:p>1442779080.84717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13.8897798061371" calcext:value-type="float">
            <text:p>13.8897798061</text:p>
          </table:table-cell>
          <table:table-cell table:formula="of:=[.C13]/([.D13]-[.D12])" office:value-type="float" office:value="797817.541423943" calcext:value-type="float">
            <text:p>797817.541423943</text:p>
          </table:table-cell>
          <table:table-cell/>
          <table:table-cell office:value-type="float" office:value="1442779081.55904" calcext:value-type="float">
            <text:p>1442779081.55904</text:p>
          </table:table-cell>
          <table:table-cell table:formula="of:=[.G13]-[.B13]" office:value-type="float" office:value="0.711867809295654" calcext:value-type="float">
            <text:p>0.711867809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9080.92942" calcext:value-type="float">
            <text:p>1442779080.92942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13.9720325469971" calcext:value-type="float">
            <text:p>13.972032547</text:p>
          </table:table-cell>
          <table:table-cell table:formula="of:=[.C14]/([.D14]-[.D13])" office:value-type="float" office:value="797930.856939126" calcext:value-type="float">
            <text:p>797930.856939126</text:p>
          </table:table-cell>
          <table:table-cell/>
          <table:table-cell office:value-type="float" office:value="1442779081.6371" calcext:value-type="float">
            <text:p>1442779081.6371</text:p>
          </table:table-cell>
          <table:table-cell table:formula="of:=[.G14]-[.B14]" office:value-type="float" office:value="0.70767879486084" calcext:value-type="float">
            <text:p>0.70767879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9081.01183" calcext:value-type="float">
            <text:p>1442779081.01183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14.0544376373291" calcext:value-type="float">
            <text:p>14.0544376373</text:p>
          </table:table-cell>
          <table:table-cell table:formula="of:=[.C15]/([.D15]-[.D14])" office:value-type="float" office:value="796455.652624757" calcext:value-type="float">
            <text:p>796455.652624757</text:p>
          </table:table-cell>
          <table:table-cell/>
          <table:table-cell office:value-type="float" office:value="1442779081.7158" calcext:value-type="float">
            <text:p>1442779081.7158</text:p>
          </table:table-cell>
          <table:table-cell table:formula="of:=[.G15]-[.B15]" office:value-type="float" office:value="0.703973770141602" calcext:value-type="float">
            <text:p>0.70397377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9081.09032" calcext:value-type="float">
            <text:p>1442779081.09032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14.1329319477081" calcext:value-type="float">
            <text:p>14.1329319477</text:p>
          </table:table-cell>
          <table:table-cell table:formula="of:=[.C16]/([.D16]-[.D15])" office:value-type="float" office:value="836137.035704631" calcext:value-type="float">
            <text:p>836137.035704631</text:p>
          </table:table-cell>
          <table:table-cell/>
          <table:table-cell office:value-type="float" office:value="1442779081.7943" calcext:value-type="float">
            <text:p>1442779081.7943</text:p>
          </table:table-cell>
          <table:table-cell table:formula="of:=[.G16]-[.B16]" office:value-type="float" office:value="0.703973293304443" calcext:value-type="float">
            <text:p>0.703973293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9081.16879" calcext:value-type="float">
            <text:p>1442779081.16879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14.2114036083221" calcext:value-type="float">
            <text:p>14.2114036083</text:p>
          </table:table-cell>
          <table:table-cell table:formula="of:=[.C17]/([.D17]-[.D16])" office:value-type="float" office:value="836378.375154193" calcext:value-type="float">
            <text:p>836378.375154193</text:p>
          </table:table-cell>
          <table:table-cell/>
          <table:table-cell office:value-type="float" office:value="1442779081.87268" calcext:value-type="float">
            <text:p>1442779081.87268</text:p>
          </table:table-cell>
          <table:table-cell table:formula="of:=[.G17]-[.B17]" office:value-type="float" office:value="0.703880548477173" calcext:value-type="float">
            <text:p>0.703880548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9081.24723" calcext:value-type="float">
            <text:p>1442779081.24723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4.2898395061493" calcext:value-type="float">
            <text:p>14.2898395061</text:p>
          </table:table-cell>
          <table:table-cell table:formula="of:=[.C18]/([.D18]-[.D17])" office:value-type="float" office:value="836759.721226564" calcext:value-type="float">
            <text:p>836759.721226564</text:p>
          </table:table-cell>
          <table:table-cell/>
          <table:table-cell office:value-type="float" office:value="1442779081.95129" calcext:value-type="float">
            <text:p>1442779081.95129</text:p>
          </table:table-cell>
          <table:table-cell table:formula="of:=[.G18]-[.B18]" office:value-type="float" office:value="0.704058885574341" calcext:value-type="float">
            <text:p>0.70405888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9081.32568" calcext:value-type="float">
            <text:p>1442779081.32568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4.3682854175568" calcext:value-type="float">
            <text:p>14.3682854176</text:p>
          </table:table-cell>
          <table:table-cell table:formula="of:=[.C19]/([.D19]-[.D18])" office:value-type="float" office:value="836652.909277686" calcext:value-type="float">
            <text:p>836652.909277686</text:p>
          </table:table-cell>
          <table:table-cell/>
          <table:table-cell office:value-type="float" office:value="1442779082.07355" calcext:value-type="float">
            <text:p>1442779082.07355</text:p>
          </table:table-cell>
          <table:table-cell table:formula="of:=[.G19]-[.B19]" office:value-type="float" office:value="0.747871398925781" calcext:value-type="float">
            <text:p>0.747871398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9081.40411" calcext:value-type="float">
            <text:p>1442779081.40411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4.4467179775238" calcext:value-type="float">
            <text:p>14.4467179775</text:p>
          </table:table-cell>
          <table:table-cell table:formula="of:=[.C20]/([.D20]-[.D19])" office:value-type="float" office:value="836795.331270329" calcext:value-type="float">
            <text:p>836795.331270329</text:p>
          </table:table-cell>
          <table:table-cell/>
          <table:table-cell office:value-type="float" office:value="1442779082.18617" calcext:value-type="float">
            <text:p>1442779082.18617</text:p>
          </table:table-cell>
          <table:table-cell table:formula="of:=[.G20]-[.B20]" office:value-type="float" office:value="0.782065153121948" calcext:value-type="float">
            <text:p>0.782065153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9081.48262" calcext:value-type="float">
            <text:p>1442779081.48262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4.5252313613892" calcext:value-type="float">
            <text:p>14.5252313614</text:p>
          </table:table-cell>
          <table:table-cell table:formula="of:=[.C21]/([.D21]-[.D20])" office:value-type="float" office:value="835933.910485289" calcext:value-type="float">
            <text:p>835933.910485289</text:p>
          </table:table-cell>
          <table:table-cell/>
          <table:table-cell office:value-type="float" office:value="1442779082.26468" calcext:value-type="float">
            <text:p>1442779082.26468</text:p>
          </table:table-cell>
          <table:table-cell table:formula="of:=[.G21]-[.B21]" office:value-type="float" office:value="0.782060146331787" calcext:value-type="float">
            <text:p>0.782060146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9081.56105" calcext:value-type="float">
            <text:p>1442779081.56105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4.603657245636" calcext:value-type="float">
            <text:p>14.6036572456</text:p>
          </table:table-cell>
          <table:table-cell table:formula="of:=[.C22]/([.D22]-[.D21])" office:value-type="float" office:value="836866.560451387" calcext:value-type="float">
            <text:p>836866.560451387</text:p>
          </table:table-cell>
          <table:table-cell/>
          <table:table-cell office:value-type="float" office:value="1442779082.34303" calcext:value-type="float">
            <text:p>1442779082.34303</text:p>
          </table:table-cell>
          <table:table-cell table:formula="of:=[.G22]-[.B22]" office:value-type="float" office:value="0.781983852386475" calcext:value-type="float">
            <text:p>0.78198385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9081.63942" calcext:value-type="float">
            <text:p>1442779081.63942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4.6820242404938" calcext:value-type="float">
            <text:p>14.6820242405</text:p>
          </table:table-cell>
          <table:table-cell table:formula="of:=[.C23]/([.D23]-[.D22])" office:value-type="float" office:value="837495.429282465" calcext:value-type="float">
            <text:p>837495.429282465</text:p>
          </table:table-cell>
          <table:table-cell/>
          <table:table-cell office:value-type="float" office:value="1442779082.41558" calcext:value-type="float">
            <text:p>1442779082.41558</text:p>
          </table:table-cell>
          <table:table-cell table:formula="of:=[.G23]-[.B23]" office:value-type="float" office:value="0.776168823242188" calcext:value-type="float">
            <text:p>0.776168823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9081.71786" calcext:value-type="float">
            <text:p>1442779081.71786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4.7604682445526" calcext:value-type="float">
            <text:p>14.7604682446</text:p>
          </table:table-cell>
          <table:table-cell table:formula="of:=[.C24]/([.D24]-[.D23])" office:value-type="float" office:value="836673.252308384" calcext:value-type="float">
            <text:p>836673.252308384</text:p>
          </table:table-cell>
          <table:table-cell/>
          <table:table-cell office:value-type="float" office:value="1442779082.47986" calcext:value-type="float">
            <text:p>1442779082.47986</text:p>
          </table:table-cell>
          <table:table-cell table:formula="of:=[.G24]-[.B24]" office:value-type="float" office:value="0.76200270652771" calcext:value-type="float">
            <text:p>0.762002706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9081.79629" calcext:value-type="float">
            <text:p>1442779081.79629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4.8388977050781" calcext:value-type="float">
            <text:p>14.8388977051</text:p>
          </table:table-cell>
          <table:table-cell table:formula="of:=[.C25]/([.D25]-[.D24])" office:value-type="float" office:value="836828.400453555" calcext:value-type="float">
            <text:p>836828.400453555</text:p>
          </table:table-cell>
          <table:table-cell/>
          <table:table-cell office:value-type="float" office:value="1442779082.54439" calcext:value-type="float">
            <text:p>1442779082.54439</text:p>
          </table:table-cell>
          <table:table-cell table:formula="of:=[.G25]-[.B25]" office:value-type="float" office:value="0.748106002807617" calcext:value-type="float">
            <text:p>0.748106002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9081.87475" calcext:value-type="float">
            <text:p>1442779081.87475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4.9173579216003" calcext:value-type="float">
            <text:p>14.9173579216</text:p>
          </table:table-cell>
          <table:table-cell table:formula="of:=[.C26]/([.D26]-[.D25])" office:value-type="float" office:value="836500.368073999" calcext:value-type="float">
            <text:p>836500.368073999</text:p>
          </table:table-cell>
          <table:table-cell/>
          <table:table-cell office:value-type="float" office:value="1442779082.60877" calcext:value-type="float">
            <text:p>1442779082.60877</text:p>
          </table:table-cell>
          <table:table-cell table:formula="of:=[.G26]-[.B26]" office:value-type="float" office:value="0.734018802642822" calcext:value-type="float">
            <text:p>0.73401880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9081.95321" calcext:value-type="float">
            <text:p>1442779081.95321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4.995817899704" calcext:value-type="float">
            <text:p>14.9958178997</text:p>
          </table:table-cell>
          <table:table-cell table:formula="of:=[.C27]/([.D27]-[.D26])" office:value-type="float" office:value="836502.909971588" calcext:value-type="float">
            <text:p>836502.909971588</text:p>
          </table:table-cell>
          <table:table-cell/>
          <table:table-cell office:value-type="float" office:value="1442779082.6729" calcext:value-type="float">
            <text:p>1442779082.6729</text:p>
          </table:table-cell>
          <table:table-cell table:formula="of:=[.G27]-[.B27]" office:value-type="float" office:value="0.719686269760132" calcext:value-type="float">
            <text:p>0.719686269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9082.02553" calcext:value-type="float">
            <text:p>1442779082.02553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5.0681395530701" calcext:value-type="float">
            <text:p>15.0681395531</text:p>
          </table:table-cell>
          <table:table-cell table:formula="of:=[.C28]/([.D28]-[.D27])" office:value-type="float" office:value="907501.376769885" calcext:value-type="float">
            <text:p>907501.376769885</text:p>
          </table:table-cell>
          <table:table-cell/>
          <table:table-cell office:value-type="float" office:value="1442779082.80128" calcext:value-type="float">
            <text:p>1442779082.80128</text:p>
          </table:table-cell>
          <table:table-cell table:formula="of:=[.G28]-[.B28]" office:value-type="float" office:value="0.775753498077393" calcext:value-type="float">
            <text:p>0.775753498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9082.08987" calcext:value-type="float">
            <text:p>1442779082.08987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5.1324787139893" calcext:value-type="float">
            <text:p>15.132478714</text:p>
          </table:table-cell>
          <table:table-cell table:formula="of:=[.C29]/([.D29]-[.D28])" office:value-type="float" office:value="1020094.12405043" calcext:value-type="float">
            <text:p>1020094.12405043</text:p>
          </table:table-cell>
          <table:table-cell/>
          <table:table-cell office:value-type="float" office:value="1442779082.86564" calcext:value-type="float">
            <text:p>1442779082.86564</text:p>
          </table:table-cell>
          <table:table-cell table:formula="of:=[.G29]-[.B29]" office:value-type="float" office:value="0.775766372680664" calcext:value-type="float">
            <text:p>0.77576637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9082.15422" calcext:value-type="float">
            <text:p>1442779082.15422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5.1968295574188" calcext:value-type="float">
            <text:p>15.1968295574</text:p>
          </table:table-cell>
          <table:table-cell table:formula="of:=[.C30]/([.D30]-[.D29])" office:value-type="float" office:value="1019908.93206919" calcext:value-type="float">
            <text:p>1019908.93206919</text:p>
          </table:table-cell>
          <table:table-cell/>
          <table:table-cell office:value-type="float" office:value="1442779082.92984" calcext:value-type="float">
            <text:p>1442779082.92984</text:p>
          </table:table-cell>
          <table:table-cell table:formula="of:=[.G30]-[.B30]" office:value-type="float" office:value="0.775621891021729" calcext:value-type="float">
            <text:p>0.77562189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9082.21855" calcext:value-type="float">
            <text:p>1442779082.21855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5.2611587047577" calcext:value-type="float">
            <text:p>15.2611587048</text:p>
          </table:table-cell>
          <table:table-cell table:formula="of:=[.C31]/([.D31]-[.D30])" office:value-type="float" office:value="1020252.91357073" calcext:value-type="float">
            <text:p>1020252.91357073</text:p>
          </table:table-cell>
          <table:table-cell/>
          <table:table-cell office:value-type="float" office:value="1442779082.9944" calcext:value-type="float">
            <text:p>1442779082.9944</text:p>
          </table:table-cell>
          <table:table-cell table:formula="of:=[.G31]-[.B31]" office:value-type="float" office:value="0.775846004486084" calcext:value-type="float">
            <text:p>0.77584600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9082.28281" calcext:value-type="float">
            <text:p>1442779082.28281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5.3254203796387" calcext:value-type="float">
            <text:p>15.3254203796</text:p>
          </table:table-cell>
          <table:table-cell table:formula="of:=[.C32]/([.D32]-[.D31])" office:value-type="float" office:value="1021324.1426022" calcext:value-type="float">
            <text:p>1021324.1426022</text:p>
          </table:table-cell>
          <table:table-cell/>
          <table:table-cell office:value-type="float" office:value="1442779083.05881" calcext:value-type="float">
            <text:p>1442779083.05881</text:p>
          </table:table-cell>
          <table:table-cell table:formula="of:=[.G32]-[.B32]" office:value-type="float" office:value="0.775997877120972" calcext:value-type="float">
            <text:p>0.775997877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9082.34709" calcext:value-type="float">
            <text:p>1442779082.34709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5.3897001743317" calcext:value-type="float">
            <text:p>15.3897001743</text:p>
          </table:table-cell>
          <table:table-cell table:formula="of:=[.C33]/([.D33]-[.D32])" office:value-type="float" office:value="1021036.24184653" calcext:value-type="float">
            <text:p>1021036.24184653</text:p>
          </table:table-cell>
          <table:table-cell/>
          <table:table-cell office:value-type="float" office:value="1442779083.1234" calcext:value-type="float">
            <text:p>1442779083.1234</text:p>
          </table:table-cell>
          <table:table-cell table:formula="of:=[.G33]-[.B33]" office:value-type="float" office:value="0.776304483413696" calcext:value-type="float">
            <text:p>0.776304483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9082.4114" calcext:value-type="float">
            <text:p>1442779082.4114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15.4540119171143" calcext:value-type="float">
            <text:p>15.4540119171</text:p>
          </table:table-cell>
          <table:table-cell table:formula="of:=[.C34]/([.D34]-[.D33])" office:value-type="float" office:value="1020529.02254368" calcext:value-type="float">
            <text:p>1020529.02254368</text:p>
          </table:table-cell>
          <table:table-cell/>
          <table:table-cell office:value-type="float" office:value="1442779083.25975" calcext:value-type="float">
            <text:p>1442779083.25975</text:p>
          </table:table-cell>
          <table:table-cell table:formula="of:=[.G34]-[.B34]" office:value-type="float" office:value="0.848342180252075" calcext:value-type="float">
            <text:p>0.848342180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9082.47575" calcext:value-type="float">
            <text:p>1442779082.47575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15.5183634757996" calcext:value-type="float">
            <text:p>15.5183634758</text:p>
          </table:table-cell>
          <table:table-cell table:formula="of:=[.C35]/([.D35]-[.D34])" office:value-type="float" office:value="1019897.59596903" calcext:value-type="float">
            <text:p>1019897.59596903</text:p>
          </table:table-cell>
          <table:table-cell/>
          <table:table-cell office:value-type="float" office:value="1442779083.29667" calcext:value-type="float">
            <text:p>1442779083.29667</text:p>
          </table:table-cell>
          <table:table-cell table:formula="of:=[.G35]-[.B35]" office:value-type="float" office:value="0.820913553237915" calcext:value-type="float">
            <text:p>0.820913553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9082.54007" calcext:value-type="float">
            <text:p>1442779082.54007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15.5826787948608" calcext:value-type="float">
            <text:p>15.5826787949</text:p>
          </table:table-cell>
          <table:table-cell table:formula="of:=[.C36]/([.D36]-[.D35])" office:value-type="float" office:value="1020472.27562482" calcext:value-type="float">
            <text:p>1020472.27562482</text:p>
          </table:table-cell>
          <table:table-cell/>
          <table:table-cell office:value-type="float" office:value="1442779083.36473" calcext:value-type="float">
            <text:p>1442779083.36473</text:p>
          </table:table-cell>
          <table:table-cell table:formula="of:=[.G36]-[.B36]" office:value-type="float" office:value="0.824662685394287" calcext:value-type="float">
            <text:p>0.824662685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9082.60442" calcext:value-type="float">
            <text:p>1442779082.60442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15.6470334529877" calcext:value-type="float">
            <text:p>15.647033453</text:p>
          </table:table-cell>
          <table:table-cell table:formula="of:=[.C37]/([.D37]-[.D36])" office:value-type="float" office:value="1019848.47578013" calcext:value-type="float">
            <text:p>1019848.47578013</text:p>
          </table:table-cell>
          <table:table-cell/>
          <table:table-cell office:value-type="float" office:value="1442779083.44655" calcext:value-type="float">
            <text:p>1442779083.44655</text:p>
          </table:table-cell>
          <table:table-cell table:formula="of:=[.G37]-[.B37]" office:value-type="float" office:value="0.842126131057739" calcext:value-type="float">
            <text:p>0.84212613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9082.66872" calcext:value-type="float">
            <text:p>1442779082.66872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5.7113263607025" calcext:value-type="float">
            <text:p>15.7113263607</text:p>
          </table:table-cell>
          <table:table-cell table:formula="of:=[.C38]/([.D38]-[.D37])" office:value-type="float" office:value="1020827.99382936" calcext:value-type="float">
            <text:p>1020827.99382936</text:p>
          </table:table-cell>
          <table:table-cell/>
          <table:table-cell office:value-type="float" office:value="1442779083.49741" calcext:value-type="float">
            <text:p>1442779083.49741</text:p>
          </table:table-cell>
          <table:table-cell table:formula="of:=[.G38]-[.B38]" office:value-type="float" office:value="0.828690767288208" calcext:value-type="float">
            <text:p>0.828690767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9082.73307" calcext:value-type="float">
            <text:p>1442779082.73307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5.7756764888763" calcext:value-type="float">
            <text:p>15.7756764889</text:p>
          </table:table-cell>
          <table:table-cell table:formula="of:=[.C39]/([.D39]-[.D38])" office:value-type="float" office:value="1019920.26842136" calcext:value-type="float">
            <text:p>1019920.26842136</text:p>
          </table:table-cell>
          <table:table-cell/>
          <table:table-cell office:value-type="float" office:value="1442779083.56545" calcext:value-type="float">
            <text:p>1442779083.56545</text:p>
          </table:table-cell>
          <table:table-cell table:formula="of:=[.G39]-[.B39]" office:value-type="float" office:value="0.832377910614014" calcext:value-type="float">
            <text:p>0.832377910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9082.79739" calcext:value-type="float">
            <text:p>1442779082.79739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5.8400011062622" calcext:value-type="float">
            <text:p>15.8400011063</text:p>
          </table:table-cell>
          <table:table-cell table:formula="of:=[.C40]/([.D40]-[.D39])" office:value-type="float" office:value="1020324.76316638" calcext:value-type="float">
            <text:p>1020324.76316638</text:p>
          </table:table-cell>
          <table:table-cell/>
          <table:table-cell office:value-type="float" office:value="1442779083.64602" calcext:value-type="float">
            <text:p>1442779083.64602</text:p>
          </table:table-cell>
          <table:table-cell table:formula="of:=[.G40]-[.B40]" office:value-type="float" office:value="0.848628997802734" calcext:value-type="float">
            <text:p>0.848628997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9082.86171" calcext:value-type="float">
            <text:p>1442779082.86171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5.9043138027191" calcext:value-type="float">
            <text:p>15.9043138027</text:p>
          </table:table-cell>
          <table:table-cell table:formula="of:=[.C41]/([.D41]-[.D40])" office:value-type="float" office:value="1020513.8894149" calcext:value-type="float">
            <text:p>1020513.8894149</text:p>
          </table:table-cell>
          <table:table-cell/>
          <table:table-cell office:value-type="float" office:value="1442779083.71232" calcext:value-type="float">
            <text:p>1442779083.71232</text:p>
          </table:table-cell>
          <table:table-cell table:formula="of:=[.G41]-[.B41]" office:value-type="float" office:value="0.850611925125122" calcext:value-type="float">
            <text:p>0.850611925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9082.926" calcext:value-type="float">
            <text:p>1442779082.926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5.9686055183411" calcext:value-type="float">
            <text:p>15.9686055183</text:p>
          </table:table-cell>
          <table:table-cell table:formula="of:=[.C42]/([.D42]-[.D41])" office:value-type="float" office:value="1020846.92195699" calcext:value-type="float">
            <text:p>1020846.92195699</text:p>
          </table:table-cell>
          <table:table-cell/>
          <table:table-cell office:value-type="float" office:value="1442779083.76515" calcext:value-type="float">
            <text:p>1442779083.76515</text:p>
          </table:table-cell>
          <table:table-cell table:formula="of:=[.G42]-[.B42]" office:value-type="float" office:value="0.83914852142334" calcext:value-type="float">
            <text:p>0.83914852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9082.99033" calcext:value-type="float">
            <text:p>1442779082.99033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6.0329341888428" calcext:value-type="float">
            <text:p>16.0329341888</text:p>
          </table:table-cell>
          <table:table-cell table:formula="of:=[.C43]/([.D43]-[.D42])" office:value-type="float" office:value="1020260.47620954" calcext:value-type="float">
            <text:p>1020260.47620954</text:p>
          </table:table-cell>
          <table:table-cell/>
          <table:table-cell office:value-type="float" office:value="1442779083.84567" calcext:value-type="float">
            <text:p>1442779083.84567</text:p>
          </table:table-cell>
          <table:table-cell table:formula="of:=[.G43]-[.B43]" office:value-type="float" office:value="0.855340003967285" calcext:value-type="float">
            <text:p>0.85534000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9083.05679" calcext:value-type="float">
            <text:p>1442779083.05679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6.0993986129761" calcext:value-type="float">
            <text:p>16.099398613</text:p>
          </table:table-cell>
          <table:table-cell table:formula="of:=[.C44]/([.D44]-[.D43])" office:value-type="float" office:value="987475.643637094" calcext:value-type="float">
            <text:p>987475.643637094</text:p>
          </table:table-cell>
          <table:table-cell/>
          <table:table-cell office:value-type="float" office:value="1442779083.91359" calcext:value-type="float">
            <text:p>1442779083.91359</text:p>
          </table:table-cell>
          <table:table-cell table:formula="of:=[.G44]-[.B44]" office:value-type="float" office:value="0.85679817199707" calcext:value-type="float">
            <text:p>0.85679817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9083.12326" calcext:value-type="float">
            <text:p>1442779083.12326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6.1658680438995" calcext:value-type="float">
            <text:p>16.1658680439</text:p>
          </table:table-cell>
          <table:table-cell table:formula="of:=[.C45]/([.D45]-[.D44])" office:value-type="float" office:value="987401.262327246" calcext:value-type="float">
            <text:p>987401.262327246</text:p>
          </table:table-cell>
          <table:table-cell/>
          <table:table-cell office:value-type="float" office:value="1442779083.96603" calcext:value-type="float">
            <text:p>1442779083.96603</text:p>
          </table:table-cell>
          <table:table-cell table:formula="of:=[.G45]-[.B45]" office:value-type="float" office:value="0.842772722244263" calcext:value-type="float">
            <text:p>0.842772722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9083.1897" calcext:value-type="float">
            <text:p>1442779083.1897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6.2323045730591" calcext:value-type="float">
            <text:p>16.2323045731</text:p>
          </table:table-cell>
          <table:table-cell table:formula="of:=[.C46]/([.D46]-[.D45])" office:value-type="float" office:value="987890.259022806" calcext:value-type="float">
            <text:p>987890.259022806</text:p>
          </table:table-cell>
          <table:table-cell/>
          <table:table-cell office:value-type="float" office:value="1442779084.04685" calcext:value-type="float">
            <text:p>1442779084.04685</text:p>
          </table:table-cell>
          <table:table-cell table:formula="of:=[.G46]-[.B46]" office:value-type="float" office:value="0.857158899307251" calcext:value-type="float">
            <text:p>0.857158899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9083.25612" calcext:value-type="float">
            <text:p>1442779083.25612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6.2987275123596" calcext:value-type="float">
            <text:p>16.2987275124</text:p>
          </table:table-cell>
          <table:table-cell table:formula="of:=[.C47]/([.D47]-[.D46])" office:value-type="float" office:value="988092.377289141" calcext:value-type="float">
            <text:p>988092.377289141</text:p>
          </table:table-cell>
          <table:table-cell/>
          <table:table-cell office:value-type="float" office:value="1442779084.11473" calcext:value-type="float">
            <text:p>1442779084.11473</text:p>
          </table:table-cell>
          <table:table-cell table:formula="of:=[.G47]-[.B47]" office:value-type="float" office:value="0.858609914779663" calcext:value-type="float">
            <text:p>0.858609914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9083.32255" calcext:value-type="float">
            <text:p>1442779083.32255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6.3651564121246" calcext:value-type="float">
            <text:p>16.3651564121</text:p>
          </table:table-cell>
          <table:table-cell table:formula="of:=[.C48]/([.D48]-[.D47])" office:value-type="float" office:value="988003.718745402" calcext:value-type="float">
            <text:p>988003.718745402</text:p>
          </table:table-cell>
          <table:table-cell/>
          <table:table-cell office:value-type="float" office:value="1442779084.1672" calcext:value-type="float">
            <text:p>1442779084.1672</text:p>
          </table:table-cell>
          <table:table-cell table:formula="of:=[.G48]-[.B48]" office:value-type="float" office:value="0.844654083251953" calcext:value-type="float">
            <text:p>0.844654083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9083.38898" calcext:value-type="float">
            <text:p>1442779083.38898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6.431592464447" calcext:value-type="float">
            <text:p>16.4315924644</text:p>
          </table:table-cell>
          <table:table-cell table:formula="of:=[.C49]/([.D49]-[.D48])" office:value-type="float" office:value="987897.349492021" calcext:value-type="float">
            <text:p>987897.349492021</text:p>
          </table:table-cell>
          <table:table-cell/>
          <table:table-cell office:value-type="float" office:value="1442779084.24761" calcext:value-type="float">
            <text:p>1442779084.24761</text:p>
          </table:table-cell>
          <table:table-cell table:formula="of:=[.G49]-[.B49]" office:value-type="float" office:value="0.858625173568726" calcext:value-type="float">
            <text:p>0.858625173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9083.45542" calcext:value-type="float">
            <text:p>1442779083.45542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6.4980316162109" calcext:value-type="float">
            <text:p>16.4980316162</text:p>
          </table:table-cell>
          <table:table-cell table:formula="of:=[.C50]/([.D50]-[.D49])" office:value-type="float" office:value="987851.263261396" calcext:value-type="float">
            <text:p>987851.263261396</text:p>
          </table:table-cell>
          <table:table-cell/>
          <table:table-cell office:value-type="float" office:value="1442779084.31565" calcext:value-type="float">
            <text:p>1442779084.31565</text:p>
          </table:table-cell>
          <table:table-cell table:formula="of:=[.G50]-[.B50]" office:value-type="float" office:value="0.860225915908814" calcext:value-type="float">
            <text:p>0.860225915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9083.52191" calcext:value-type="float">
            <text:p>1442779083.52191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6.564521074295" calcext:value-type="float">
            <text:p>16.5645210743</text:p>
          </table:table-cell>
          <table:table-cell table:formula="of:=[.C51]/([.D51]-[.D50])" office:value-type="float" office:value="987103.849109105" calcext:value-type="float">
            <text:p>987103.849109105</text:p>
          </table:table-cell>
          <table:table-cell/>
          <table:table-cell office:value-type="float" office:value="1442779084.4435" calcext:value-type="float">
            <text:p>1442779084.4435</text:p>
          </table:table-cell>
          <table:table-cell table:formula="of:=[.G51]-[.B51]" office:value-type="float" office:value="0.921584367752075" calcext:value-type="float">
            <text:p>0.921584367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9083.58841" calcext:value-type="float">
            <text:p>1442779083.58841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6.6310184001923" calcext:value-type="float">
            <text:p>16.6310184002</text:p>
          </table:table-cell>
          <table:table-cell table:formula="of:=[.C52]/([.D52]-[.D51])" office:value-type="float" office:value="986987.057215589" calcext:value-type="float">
            <text:p>986987.057215589</text:p>
          </table:table-cell>
          <table:table-cell/>
          <table:table-cell office:value-type="float" office:value="1442779084.51665" calcext:value-type="float">
            <text:p>1442779084.51665</text:p>
          </table:table-cell>
          <table:table-cell table:formula="of:=[.G52]-[.B52]" office:value-type="float" office:value="0.928237438201904" calcext:value-type="float">
            <text:p>0.928237438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9083.65486" calcext:value-type="float">
            <text:p>1442779083.65486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6.6974642276764" calcext:value-type="float">
            <text:p>16.6974642277</text:p>
          </table:table-cell>
          <table:table-cell table:formula="of:=[.C53]/([.D53]-[.D52])" office:value-type="float" office:value="987752.015213819" calcext:value-type="float">
            <text:p>987752.015213819</text:p>
          </table:table-cell>
          <table:table-cell/>
          <table:table-cell office:value-type="float" office:value="1442779084.56905" calcext:value-type="float">
            <text:p>1442779084.56905</text:p>
          </table:table-cell>
          <table:table-cell table:formula="of:=[.G53]-[.B53]" office:value-type="float" office:value="0.914198875427246" calcext:value-type="float">
            <text:p>0.914198875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9083.72137" calcext:value-type="float">
            <text:p>1442779083.72137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6.7639739513397" calcext:value-type="float">
            <text:p>16.7639739513</text:p>
          </table:table-cell>
          <table:table-cell table:formula="of:=[.C54]/([.D54]-[.D53])" office:value-type="float" office:value="986803.077580459" calcext:value-type="float">
            <text:p>986803.077580459</text:p>
          </table:table-cell>
          <table:table-cell/>
          <table:table-cell office:value-type="float" office:value="1442779084.64456" calcext:value-type="float">
            <text:p>1442779084.64456</text:p>
          </table:table-cell>
          <table:table-cell table:formula="of:=[.G54]-[.B54]" office:value-type="float" office:value="0.923192024230957" calcext:value-type="float">
            <text:p>0.923192024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9083.7878" calcext:value-type="float">
            <text:p>1442779083.7878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6.8304045200348" calcext:value-type="float">
            <text:p>16.83040452</text:p>
          </table:table-cell>
          <table:table-cell table:formula="of:=[.C55]/([.D55]-[.D54])" office:value-type="float" office:value="987978.897204178" calcext:value-type="float">
            <text:p>987978.897204178</text:p>
          </table:table-cell>
          <table:table-cell/>
          <table:table-cell office:value-type="float" office:value="1442779084.7176" calcext:value-type="float">
            <text:p>1442779084.7176</text:p>
          </table:table-cell>
          <table:table-cell table:formula="of:=[.G55]-[.B55]" office:value-type="float" office:value="0.929805755615234" calcext:value-type="float">
            <text:p>0.929805755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9083.85428" calcext:value-type="float">
            <text:p>1442779083.85428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6.8968844413757" calcext:value-type="float">
            <text:p>16.8968844414</text:p>
          </table:table-cell>
          <table:table-cell table:formula="of:=[.C56]/([.D56]-[.D55])" office:value-type="float" office:value="987245.452102841" calcext:value-type="float">
            <text:p>987245.452102841</text:p>
          </table:table-cell>
          <table:table-cell/>
          <table:table-cell office:value-type="float" office:value="1442779084.81369" calcext:value-type="float">
            <text:p>1442779084.81369</text:p>
          </table:table-cell>
          <table:table-cell table:formula="of:=[.G56]-[.B56]" office:value-type="float" office:value="0.959417581558228" calcext:value-type="float">
            <text:p>0.959417581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9083.92074" calcext:value-type="float">
            <text:p>1442779083.92074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6.9633467197418" calcext:value-type="float">
            <text:p>16.9633467197</text:p>
          </table:table-cell>
          <table:table-cell table:formula="of:=[.C57]/([.D57]-[.D56])" office:value-type="float" office:value="987507.524771939" calcext:value-type="float">
            <text:p>987507.524771939</text:p>
          </table:table-cell>
          <table:table-cell/>
          <table:table-cell office:value-type="float" office:value="1442779084.84582" calcext:value-type="float">
            <text:p>1442779084.84582</text:p>
          </table:table-cell>
          <table:table-cell table:formula="of:=[.G57]-[.B57]" office:value-type="float" office:value="0.925077676773071" calcext:value-type="float">
            <text:p>0.925077676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9083.98716" calcext:value-type="float">
            <text:p>1442779083.98716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7.0297696590424" calcext:value-type="float">
            <text:p>17.029769659</text:p>
          </table:table-cell>
          <table:table-cell table:formula="of:=[.C58]/([.D58]-[.D57])" office:value-type="float" office:value="988092.377289141" calcext:value-type="float">
            <text:p>988092.377289141</text:p>
          </table:table-cell>
          <table:table-cell/>
          <table:table-cell office:value-type="float" office:value="1442779084.97085" calcext:value-type="float">
            <text:p>1442779084.97085</text:p>
          </table:table-cell>
          <table:table-cell table:formula="of:=[.G58]-[.B58]" office:value-type="float" office:value="0.983686208724976" calcext:value-type="float">
            <text:p>0.983686208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9084.05363" calcext:value-type="float">
            <text:p>1442779084.05363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7.0962390899658" calcext:value-type="float">
            <text:p>17.09623909</text:p>
          </table:table-cell>
          <table:table-cell table:formula="of:=[.C59]/([.D59]-[.D58])" office:value-type="float" office:value="987401.262327246" calcext:value-type="float">
            <text:p>987401.262327246</text:p>
          </table:table-cell>
          <table:table-cell/>
          <table:table-cell office:value-type="float" office:value="1442779085.01486" calcext:value-type="float">
            <text:p>1442779085.01486</text:p>
          </table:table-cell>
          <table:table-cell table:formula="of:=[.G59]-[.B59]" office:value-type="float" office:value="0.961229562759399" calcext:value-type="float">
            <text:p>0.961229562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9084.12007" calcext:value-type="float">
            <text:p>1442779084.12007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7.1626760959625" calcext:value-type="float">
            <text:p>17.162676096</text:p>
          </table:table-cell>
          <table:table-cell table:formula="of:=[.C60]/([.D60]-[.D59])" office:value-type="float" office:value="987883.168655372" calcext:value-type="float">
            <text:p>987883.168655372</text:p>
          </table:table-cell>
          <table:table-cell/>
          <table:table-cell office:value-type="float" office:value="1442779085.1197" calcext:value-type="float">
            <text:p>1442779085.1197</text:p>
          </table:table-cell>
          <table:table-cell table:formula="of:=[.G60]-[.B60]" office:value-type="float" office:value="0.999634742736816" calcext:value-type="float">
            <text:p>0.999634742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9084.18655" calcext:value-type="float">
            <text:p>1442779084.18655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7.2291574478149" calcext:value-type="float">
            <text:p>17.2291574478</text:p>
          </table:table-cell>
          <table:table-cell table:formula="of:=[.C61]/([.D61]-[.D60])" office:value-type="float" office:value="987224.209063882" calcext:value-type="float">
            <text:p>987224.209063882</text:p>
          </table:table-cell>
          <table:table-cell/>
          <table:table-cell office:value-type="float" office:value="1442779085.17205" calcext:value-type="float">
            <text:p>1442779085.17205</text:p>
          </table:table-cell>
          <table:table-cell table:formula="of:=[.G61]-[.B61]" office:value-type="float" office:value="0.985497951507568" calcext:value-type="float">
            <text:p>0.98549795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9084.25299" calcext:value-type="float">
            <text:p>1442779084.25299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7.2955980300903" calcext:value-type="float">
            <text:p>17.2955980301</text:p>
          </table:table-cell>
          <table:table-cell table:formula="of:=[.C62]/([.D62]-[.D61])" office:value-type="float" office:value="987829.994143653" calcext:value-type="float">
            <text:p>987829.994143653</text:p>
          </table:table-cell>
          <table:table-cell/>
          <table:table-cell office:value-type="float" office:value="1442779085.2407" calcext:value-type="float">
            <text:p>1442779085.2407</text:p>
          </table:table-cell>
          <table:table-cell table:formula="of:=[.G62]-[.B62]" office:value-type="float" office:value="0.987713575363159" calcext:value-type="float">
            <text:p>0.987713575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9084.31942" calcext:value-type="float">
            <text:p>1442779084.31942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7.3620321750641" calcext:value-type="float">
            <text:p>17.3620321751</text:p>
          </table:table-cell>
          <table:table-cell table:formula="of:=[.C63]/([.D63]-[.D62])" office:value-type="float" office:value="987925.712386729" calcext:value-type="float">
            <text:p>987925.712386729</text:p>
          </table:table-cell>
          <table:table-cell/>
          <table:table-cell office:value-type="float" office:value="1442779085.32041" calcext:value-type="float">
            <text:p>1442779085.32041</text:p>
          </table:table-cell>
          <table:table-cell table:formula="of:=[.G63]-[.B63]" office:value-type="float" office:value="1.00098943710327" calcext:value-type="float">
            <text:p>1.000989437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9084.38585" calcext:value-type="float">
            <text:p>1442779084.38585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7.4284574985504" calcext:value-type="float">
            <text:p>17.4284574986</text:p>
          </table:table-cell>
          <table:table-cell table:formula="of:=[.C64]/([.D64]-[.D63])" office:value-type="float" office:value="988056.911962327" calcext:value-type="float">
            <text:p>988056.911962327</text:p>
          </table:table-cell>
          <table:table-cell/>
          <table:table-cell office:value-type="float" office:value="1442779085.37304" calcext:value-type="float">
            <text:p>1442779085.37304</text:p>
          </table:table-cell>
          <table:table-cell table:formula="of:=[.G64]-[.B64]" office:value-type="float" office:value="0.987191915512085" calcext:value-type="float">
            <text:p>0.987191915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9084.4523" calcext:value-type="float">
            <text:p>1442779084.4523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7.4949052333832" calcext:value-type="float">
            <text:p>17.4949052334</text:p>
          </table:table-cell>
          <table:table-cell table:formula="of:=[.C65]/([.D65]-[.D64])" office:value-type="float" office:value="987723.662291623" calcext:value-type="float">
            <text:p>987723.662291623</text:p>
          </table:table-cell>
          <table:table-cell/>
          <table:table-cell office:value-type="float" office:value="1442779085.41279" calcext:value-type="float">
            <text:p>1442779085.41279</text:p>
          </table:table-cell>
          <table:table-cell table:formula="of:=[.G65]-[.B65]" office:value-type="float" office:value="0.960490703582764" calcext:value-type="float">
            <text:p>0.960490703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9084.51875" calcext:value-type="float">
            <text:p>1442779084.51875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7.5613563060761" calcext:value-type="float">
            <text:p>17.5613563061</text:p>
          </table:table-cell>
          <table:table-cell table:formula="of:=[.C66]/([.D66]-[.D65])" office:value-type="float" office:value="987674.048594268" calcext:value-type="float">
            <text:p>987674.048594268</text:p>
          </table:table-cell>
          <table:table-cell/>
          <table:table-cell office:value-type="float" office:value="1442779085.4857" calcext:value-type="float">
            <text:p>1442779085.4857</text:p>
          </table:table-cell>
          <table:table-cell table:formula="of:=[.G66]-[.B66]" office:value-type="float" office:value="0.966949224472046" calcext:value-type="float">
            <text:p>0.966949224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9084.58526" calcext:value-type="float">
            <text:p>1442779084.58526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7.6278641223907" calcext:value-type="float">
            <text:p>17.6278641224</text:p>
          </table:table-cell>
          <table:table-cell table:formula="of:=[.C67]/([.D67]-[.D66])" office:value-type="float" office:value="986831.377675172" calcext:value-type="float">
            <text:p>986831.377675172</text:p>
          </table:table-cell>
          <table:table-cell/>
          <table:table-cell office:value-type="float" office:value="1442779085.57394" calcext:value-type="float">
            <text:p>1442779085.57394</text:p>
          </table:table-cell>
          <table:table-cell table:formula="of:=[.G67]-[.B67]" office:value-type="float" office:value="0.988681793212891" calcext:value-type="float">
            <text:p>0.988681793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9084.65167" calcext:value-type="float">
            <text:p>1442779084.65167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7.6942744255066" calcext:value-type="float">
            <text:p>17.6942744255</text:p>
          </table:table-cell>
          <table:table-cell table:formula="of:=[.C68]/([.D68]-[.D67])" office:value-type="float" office:value="988280.386034572" calcext:value-type="float">
            <text:p>988280.386034572</text:p>
          </table:table-cell>
          <table:table-cell/>
          <table:table-cell office:value-type="float" office:value="1442779085.61272" calcext:value-type="float">
            <text:p>1442779085.61272</text:p>
          </table:table-cell>
          <table:table-cell table:formula="of:=[.G68]-[.B68]" office:value-type="float" office:value="0.961058616638184" calcext:value-type="float">
            <text:p>0.96105861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9084.71808" calcext:value-type="float">
            <text:p>1442779084.71808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7.7606842517853" calcext:value-type="float">
            <text:p>17.7606842518</text:p>
          </table:table-cell>
          <table:table-cell table:formula="of:=[.C69]/([.D69]-[.D68])" office:value-type="float" office:value="988287.482105097" calcext:value-type="float">
            <text:p>988287.482105097</text:p>
          </table:table-cell>
          <table:table-cell/>
          <table:table-cell office:value-type="float" office:value="1442779085.68684" calcext:value-type="float">
            <text:p>1442779085.68684</text:p>
          </table:table-cell>
          <table:table-cell table:formula="of:=[.G69]-[.B69]" office:value-type="float" office:value="0.968762159347534" calcext:value-type="float">
            <text:p>0.968762159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9084.78453" calcext:value-type="float">
            <text:p>1442779084.78453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7.8271377086639" calcext:value-type="float">
            <text:p>17.8271377087</text:p>
          </table:table-cell>
          <table:table-cell table:formula="of:=[.C70]/([.D70]-[.D69])" office:value-type="float" office:value="987638.613290472" calcext:value-type="float">
            <text:p>987638.613290472</text:p>
          </table:table-cell>
          <table:table-cell/>
          <table:table-cell office:value-type="float" office:value="1442779085.75526" calcext:value-type="float">
            <text:p>1442779085.75526</text:p>
          </table:table-cell>
          <table:table-cell table:formula="of:=[.G70]-[.B70]" office:value-type="float" office:value="0.970734357833862" calcext:value-type="float">
            <text:p>0.970734357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9084.85096" calcext:value-type="float">
            <text:p>1442779084.85096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7.8935675621033" calcext:value-type="float">
            <text:p>17.8935675621</text:p>
          </table:table-cell>
          <table:table-cell table:formula="of:=[.C71]/([.D71]-[.D70])" office:value-type="float" office:value="987989.534854842" calcext:value-type="float">
            <text:p>987989.534854842</text:p>
          </table:table-cell>
          <table:table-cell/>
          <table:table-cell office:value-type="float" office:value="1442779085.81258" calcext:value-type="float">
            <text:p>1442779085.81258</text:p>
          </table:table-cell>
          <table:table-cell table:formula="of:=[.G71]-[.B71]" office:value-type="float" office:value="0.961623668670654" calcext:value-type="float">
            <text:p>0.961623668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9084.91733" calcext:value-type="float">
            <text:p>1442779084.91733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7.9599404335022" calcext:value-type="float">
            <text:p>17.9599404335</text:p>
          </table:table-cell>
          <table:table-cell table:formula="of:=[.C72]/([.D72]-[.D71])" office:value-type="float" office:value="988837.73771858" calcext:value-type="float">
            <text:p>988837.73771858</text:p>
          </table:table-cell>
          <table:table-cell/>
          <table:table-cell office:value-type="float" office:value="1442779085.88769" calcext:value-type="float">
            <text:p>1442779085.88769</text:p>
          </table:table-cell>
          <table:table-cell table:formula="of:=[.G72]-[.B72]" office:value-type="float" office:value="0.970362663269043" calcext:value-type="float">
            <text:p>0.970362663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9084.98373" calcext:value-type="float">
            <text:p>1442779084.98373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8.0263423919678" calcext:value-type="float">
            <text:p>18.026342392</text:p>
          </table:table-cell>
          <table:table-cell table:formula="of:=[.C73]/([.D73]-[.D72])" office:value-type="float" office:value="988404.581982694" calcext:value-type="float">
            <text:p>988404.581982694</text:p>
          </table:table-cell>
          <table:table-cell/>
          <table:table-cell office:value-type="float" office:value="1442779085.95626" calcext:value-type="float">
            <text:p>1442779085.95626</text:p>
          </table:table-cell>
          <table:table-cell table:formula="of:=[.G73]-[.B73]" office:value-type="float" office:value="0.972530841827393" calcext:value-type="float">
            <text:p>0.972530841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9085.04822" calcext:value-type="float">
            <text:p>1442779085.04822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8.0908286571503" calcext:value-type="float">
            <text:p>18.0908286572</text:p>
          </table:table-cell>
          <table:table-cell table:formula="of:=[.C74]/([.D74]-[.D73])" office:value-type="float" office:value="1017767.11388483" calcext:value-type="float">
            <text:p>1017767.11388483</text:p>
          </table:table-cell>
          <table:table-cell/>
          <table:table-cell office:value-type="float" office:value="1442779086.0092" calcext:value-type="float">
            <text:p>1442779086.0092</text:p>
          </table:table-cell>
          <table:table-cell table:formula="of:=[.G74]-[.B74]" office:value-type="float" office:value="0.960980653762817" calcext:value-type="float">
            <text:p>0.960980653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9085.11159" calcext:value-type="float">
            <text:p>1442779085.11159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8.1541986465454" calcext:value-type="float">
            <text:p>18.1541986465</text:p>
          </table:table-cell>
          <table:table-cell table:formula="of:=[.C75]/([.D75]-[.D74])" office:value-type="float" office:value="1035695.29719744" calcext:value-type="float">
            <text:p>1035695.29719744</text:p>
          </table:table-cell>
          <table:table-cell/>
          <table:table-cell office:value-type="float" office:value="1442779086.04511" calcext:value-type="float">
            <text:p>1442779086.04511</text:p>
          </table:table-cell>
          <table:table-cell table:formula="of:=[.G75]-[.B75]" office:value-type="float" office:value="0.933515787124634" calcext:value-type="float">
            <text:p>0.933515787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9085.17498" calcext:value-type="float">
            <text:p>1442779085.17498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8.2175912857056" calcext:value-type="float">
            <text:p>18.2175912857</text:p>
          </table:table-cell>
          <table:table-cell table:formula="of:=[.C76]/([.D76]-[.D75])" office:value-type="float" office:value="1035325.25021062" calcext:value-type="float">
            <text:p>1035325.25021062</text:p>
          </table:table-cell>
          <table:table-cell/>
          <table:table-cell office:value-type="float" office:value="1442779086.10446" calcext:value-type="float">
            <text:p>1442779086.10446</text:p>
          </table:table-cell>
          <table:table-cell table:formula="of:=[.G76]-[.B76]" office:value-type="float" office:value="0.929474115371704" calcext:value-type="float">
            <text:p>0.929474115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9085.23845" calcext:value-type="float">
            <text:p>1442779085.23845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8.2810578346252" calcext:value-type="float">
            <text:p>18.2810578346</text:p>
          </table:table-cell>
          <table:table-cell table:formula="of:=[.C77]/([.D77]-[.D76])" office:value-type="float" office:value="1034119.56561657" calcext:value-type="float">
            <text:p>1034119.56561657</text:p>
          </table:table-cell>
          <table:table-cell/>
          <table:table-cell office:value-type="float" office:value="1442779086.17716" calcext:value-type="float">
            <text:p>1442779086.17716</text:p>
          </table:table-cell>
          <table:table-cell table:formula="of:=[.G77]-[.B77]" office:value-type="float" office:value="0.93871545791626" calcext:value-type="float">
            <text:p>0.938715457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9085.3019" calcext:value-type="float">
            <text:p>1442779085.3019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8.3445072174072" calcext:value-type="float">
            <text:p>18.3445072174</text:p>
          </table:table-cell>
          <table:table-cell table:formula="of:=[.C78]/([.D78]-[.D77])" office:value-type="float" office:value="1034399.3451523" calcext:value-type="float">
            <text:p>1034399.3451523</text:p>
          </table:table-cell>
          <table:table-cell/>
          <table:table-cell office:value-type="float" office:value="1442779086.21028" calcext:value-type="float">
            <text:p>1442779086.21028</text:p>
          </table:table-cell>
          <table:table-cell table:formula="of:=[.G78]-[.B78]" office:value-type="float" office:value="0.908380270004272" calcext:value-type="float">
            <text:p>0.9083802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9085.36537" calcext:value-type="float">
            <text:p>1442779085.36537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8.4079835414886" calcext:value-type="float">
            <text:p>18.4079835415</text:p>
          </table:table-cell>
          <table:table-cell table:formula="of:=[.C79]/([.D79]-[.D78])" office:value-type="float" office:value="1033960.31433411" calcext:value-type="float">
            <text:p>1033960.31433411</text:p>
          </table:table-cell>
          <table:table-cell/>
          <table:table-cell office:value-type="float" office:value="1442779086.24628" calcext:value-type="float">
            <text:p>1442779086.24628</text:p>
          </table:table-cell>
          <table:table-cell table:formula="of:=[.G79]-[.B79]" office:value-type="float" office:value="0.880908966064453" calcext:value-type="float">
            <text:p>0.880908966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9085.42881" calcext:value-type="float">
            <text:p>1442779085.42881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8.4714217185974" calcext:value-type="float">
            <text:p>18.4714217186</text:p>
          </table:table-cell>
          <table:table-cell table:formula="of:=[.C80]/([.D80]-[.D79])" office:value-type="float" office:value="1034582.06069626" calcext:value-type="float">
            <text:p>1034582.06069626</text:p>
          </table:table-cell>
          <table:table-cell/>
          <table:table-cell office:value-type="float" office:value="1442779086.33706" calcext:value-type="float">
            <text:p>1442779086.33706</text:p>
          </table:table-cell>
          <table:table-cell table:formula="of:=[.G80]-[.B80]" office:value-type="float" office:value="0.908250331878662" calcext:value-type="float">
            <text:p>0.908250331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9085.49227" calcext:value-type="float">
            <text:p>1442779085.49227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8.5348832607269" calcext:value-type="float">
            <text:p>18.5348832607</text:p>
          </table:table-cell>
          <table:table-cell table:formula="of:=[.C81]/([.D81]-[.D80])" office:value-type="float" office:value="1034201.152346" calcext:value-type="float">
            <text:p>1034201.152346</text:p>
          </table:table-cell>
          <table:table-cell/>
          <table:table-cell office:value-type="float" office:value="1442779086.38989" calcext:value-type="float">
            <text:p>1442779086.38989</text:p>
          </table:table-cell>
          <table:table-cell table:formula="of:=[.G81]-[.B81]" office:value-type="float" office:value="0.897619009017944" calcext:value-type="float">
            <text:p>0.8976190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9085.55574" calcext:value-type="float">
            <text:p>1442779085.55574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8.598349571228" calcext:value-type="float">
            <text:p>18.5983495712</text:p>
          </table:table-cell>
          <table:table-cell table:formula="of:=[.C82]/([.D82]-[.D81])" office:value-type="float" office:value="1034123.45040703" calcext:value-type="float">
            <text:p>1034123.45040703</text:p>
          </table:table-cell>
          <table:table-cell/>
          <table:table-cell office:value-type="float" office:value="1442779086.44774" calcext:value-type="float">
            <text:p>1442779086.44774</text:p>
          </table:table-cell>
          <table:table-cell table:formula="of:=[.G82]-[.B82]" office:value-type="float" office:value="0.8919997215271" calcext:value-type="float">
            <text:p>0.891999721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9085.61927" calcext:value-type="float">
            <text:p>1442779085.61927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8.6618764400482" calcext:value-type="float">
            <text:p>18.66187644</text:p>
          </table:table-cell>
          <table:table-cell table:formula="of:=[.C83]/([.D83]-[.D82])" office:value-type="float" office:value="1033137.65055489" calcext:value-type="float">
            <text:p>1033137.65055489</text:p>
          </table:table-cell>
          <table:table-cell/>
          <table:table-cell office:value-type="float" office:value="1442779086.51086" calcext:value-type="float">
            <text:p>1442779086.51086</text:p>
          </table:table-cell>
          <table:table-cell table:formula="of:=[.G83]-[.B83]" office:value-type="float" office:value="0.891591310501099" calcext:value-type="float">
            <text:p>0.891591310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9085.68269" calcext:value-type="float">
            <text:p>1442779085.68269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8.7253019809723" calcext:value-type="float">
            <text:p>18.725301981</text:p>
          </table:table-cell>
          <table:table-cell table:formula="of:=[.C84]/([.D84]-[.D83])" office:value-type="float" office:value="1034788.17908024" calcext:value-type="float">
            <text:p>1034788.17908024</text:p>
          </table:table-cell>
          <table:table-cell/>
          <table:table-cell office:value-type="float" office:value="1442779086.57145" calcext:value-type="float">
            <text:p>1442779086.57145</text:p>
          </table:table-cell>
          <table:table-cell table:formula="of:=[.G84]-[.B84]" office:value-type="float" office:value="0.888754844665527" calcext:value-type="float">
            <text:p>0.888754844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9085.74613" calcext:value-type="float">
            <text:p>1442779085.74613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8.788743019104" calcext:value-type="float">
            <text:p>18.7887430191</text:p>
          </table:table-cell>
          <table:table-cell table:formula="of:=[.C85]/([.D85]-[.D84])" office:value-type="float" office:value="1034535.40378292" calcext:value-type="float">
            <text:p>1034535.40378292</text:p>
          </table:table-cell>
          <table:table-cell/>
          <table:table-cell office:value-type="float" office:value="1442779086.69184" calcext:value-type="float">
            <text:p>1442779086.69184</text:p>
          </table:table-cell>
          <table:table-cell table:formula="of:=[.G85]-[.B85]" office:value-type="float" office:value="0.945705890655518" calcext:value-type="float">
            <text:p>0.945705890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9085.80956" calcext:value-type="float">
            <text:p>1442779085.80956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8.8521702289581" calcext:value-type="float">
            <text:p>18.852170229</text:p>
          </table:table-cell>
          <table:table-cell table:formula="of:=[.C86]/([.D86]-[.D85])" office:value-type="float" office:value="1034760.95119027" calcext:value-type="float">
            <text:p>1034760.95119027</text:p>
          </table:table-cell>
          <table:table-cell/>
          <table:table-cell office:value-type="float" office:value="1442779086.75258" calcext:value-type="float">
            <text:p>1442779086.75258</text:p>
          </table:table-cell>
          <table:table-cell table:formula="of:=[.G86]-[.B86]" office:value-type="float" office:value="0.943018674850464" calcext:value-type="float">
            <text:p>0.943018674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9085.87301" calcext:value-type="float">
            <text:p>1442779085.87301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8.91561460495" calcext:value-type="float">
            <text:p>18.915614605</text:p>
          </table:table-cell>
          <table:table-cell table:formula="of:=[.C87]/([.D87]-[.D86])" office:value-type="float" office:value="1034480.97603578" calcext:value-type="float">
            <text:p>1034480.97603578</text:p>
          </table:table-cell>
          <table:table-cell/>
          <table:table-cell office:value-type="float" office:value="1442779086.81314" calcext:value-type="float">
            <text:p>1442779086.81314</text:p>
          </table:table-cell>
          <table:table-cell table:formula="of:=[.G87]-[.B87]" office:value-type="float" office:value="0.940131187438965" calcext:value-type="float">
            <text:p>0.940131187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9085.93641" calcext:value-type="float">
            <text:p>1442779085.93641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8.9790229797363" calcext:value-type="float">
            <text:p>18.9790229797</text:p>
          </table:table-cell>
          <table:table-cell table:formula="of:=[.C88]/([.D88]-[.D87])" office:value-type="float" office:value="1035068.32056671" calcext:value-type="float">
            <text:p>1035068.32056671</text:p>
          </table:table-cell>
          <table:table-cell/>
          <table:table-cell office:value-type="float" office:value="1442779086.93372" calcext:value-type="float">
            <text:p>1442779086.93372</text:p>
          </table:table-cell>
          <table:table-cell table:formula="of:=[.G88]-[.B88]" office:value-type="float" office:value="0.99730658531189" calcext:value-type="float">
            <text:p>0.997306585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9085.99981" calcext:value-type="float">
            <text:p>1442779085.99981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9.0424208641052" calcext:value-type="float">
            <text:p>19.0424208641</text:p>
          </table:table-cell>
          <table:table-cell table:formula="of:=[.C89]/([.D89]-[.D88])" office:value-type="float" office:value="1035239.59282464" calcext:value-type="float">
            <text:p>1035239.59282464</text:p>
          </table:table-cell>
          <table:table-cell/>
          <table:table-cell office:value-type="float" office:value="1442779086.99399" calcext:value-type="float">
            <text:p>1442779086.99399</text:p>
          </table:table-cell>
          <table:table-cell table:formula="of:=[.G89]-[.B89]" office:value-type="float" office:value="0.994178295135498" calcext:value-type="float">
            <text:p>0.994178295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9086.0603" calcext:value-type="float">
            <text:p>1442779086.0603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9.1029100418091" calcext:value-type="float">
            <text:p>19.1029100418</text:p>
          </table:table-cell>
          <table:table-cell table:formula="of:=[.C90]/([.D90]-[.D89])" office:value-type="float" office:value="1085020.5357613" calcext:value-type="float">
            <text:p>1085020.5357613</text:p>
          </table:table-cell>
          <table:table-cell/>
          <table:table-cell office:value-type="float" office:value="1442779087.05479" calcext:value-type="float">
            <text:p>1442779087.05479</text:p>
          </table:table-cell>
          <table:table-cell table:formula="of:=[.G90]-[.B90]" office:value-type="float" office:value="0.994492292404175" calcext:value-type="float">
            <text:p>0.994492292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9086.12076" calcext:value-type="float">
            <text:p>1442779086.12076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9.1633722782135" calcext:value-type="float">
            <text:p>19.1633722782</text:p>
          </table:table-cell>
          <table:table-cell table:formula="of:=[.C91]/([.D91]-[.D90])" office:value-type="float" office:value="1085504.00883291" calcext:value-type="float">
            <text:p>1085504.00883291</text:p>
          </table:table-cell>
          <table:table-cell/>
          <table:table-cell office:value-type="float" office:value="1442779087.11532" calcext:value-type="float">
            <text:p>1442779087.11532</text:p>
          </table:table-cell>
          <table:table-cell table:formula="of:=[.G91]-[.B91]" office:value-type="float" office:value="0.994553089141846" calcext:value-type="float">
            <text:p>0.994553089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9086.18122" calcext:value-type="float">
            <text:p>1442779086.18122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9.2238252162933" calcext:value-type="float">
            <text:p>19.2238252163</text:p>
          </table:table-cell>
          <table:table-cell table:formula="of:=[.C92]/([.D92]-[.D91])" office:value-type="float" office:value="1085670.97124918" calcext:value-type="float">
            <text:p>1085670.97124918</text:p>
          </table:table-cell>
          <table:table-cell/>
          <table:table-cell office:value-type="float" office:value="1442779087.1757" calcext:value-type="float">
            <text:p>1442779087.1757</text:p>
          </table:table-cell>
          <table:table-cell table:formula="of:=[.G92]-[.B92]" office:value-type="float" office:value="0.994488477706909" calcext:value-type="float">
            <text:p>0.994488477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9086.24161" calcext:value-type="float">
            <text:p>1442779086.24161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9.284214258194" calcext:value-type="float">
            <text:p>19.2842142582</text:p>
          </table:table-cell>
          <table:table-cell table:formula="of:=[.C93]/([.D93]-[.D92])" office:value-type="float" office:value="1086819.69334755" calcext:value-type="float">
            <text:p>1086819.69334755</text:p>
          </table:table-cell>
          <table:table-cell/>
          <table:table-cell office:value-type="float" office:value="1442779087.29641" calcext:value-type="float">
            <text:p>1442779087.29641</text:p>
          </table:table-cell>
          <table:table-cell table:formula="of:=[.G93]-[.B93]" office:value-type="float" office:value="1.0548050403595" calcext:value-type="float">
            <text:p>1.054805040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9086.30204" calcext:value-type="float">
            <text:p>1442779086.30204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9.3446502685547" calcext:value-type="float">
            <text:p>19.3446502686</text:p>
          </table:table-cell>
          <table:table-cell table:formula="of:=[.C94]/([.D94]-[.D93])" office:value-type="float" office:value="1085975.06036996" calcext:value-type="float">
            <text:p>1085975.06036996</text:p>
          </table:table-cell>
          <table:table-cell/>
          <table:table-cell office:value-type="float" office:value="1442779087.357" calcext:value-type="float">
            <text:p>1442779087.357</text:p>
          </table:table-cell>
          <table:table-cell table:formula="of:=[.G94]-[.B94]" office:value-type="float" office:value="1.05495381355286" calcext:value-type="float">
            <text:p>1.054953813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9086.36255" calcext:value-type="float">
            <text:p>1442779086.36255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9.4051580429077" calcext:value-type="float">
            <text:p>19.4051580429</text:p>
          </table:table-cell>
          <table:table-cell table:formula="of:=[.C95]/([.D95]-[.D94])" office:value-type="float" office:value="1084687.06214636" calcext:value-type="float">
            <text:p>1084687.06214636</text:p>
          </table:table-cell>
          <table:table-cell/>
          <table:table-cell office:value-type="float" office:value="1442779087.42976" calcext:value-type="float">
            <text:p>1442779087.42976</text:p>
          </table:table-cell>
          <table:table-cell table:formula="of:=[.G95]-[.B95]" office:value-type="float" office:value="1.06721520423889" calcext:value-type="float">
            <text:p>1.067215204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9086.42298" calcext:value-type="float">
            <text:p>1442779086.42298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9.4655909538269" calcext:value-type="float">
            <text:p>19.4655909538</text:p>
          </table:table-cell>
          <table:table-cell table:formula="of:=[.C96]/([.D96]-[.D95])" office:value-type="float" office:value="1086030.75711118" calcext:value-type="float">
            <text:p>1086030.75711118</text:p>
          </table:table-cell>
          <table:table-cell/>
          <table:table-cell office:value-type="float" office:value="1442779087.49718" calcext:value-type="float">
            <text:p>1442779087.49718</text:p>
          </table:table-cell>
          <table:table-cell table:formula="of:=[.G96]-[.B96]" office:value-type="float" office:value="1.07419657707214" calcext:value-type="float">
            <text:p>1.074196577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9086.48341" calcext:value-type="float">
            <text:p>1442779086.48341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9.5260148048401" calcext:value-type="float">
            <text:p>19.5260148048</text:p>
          </table:table-cell>
          <table:table-cell table:formula="of:=[.C97]/([.D97]-[.D96])" office:value-type="float" office:value="1086193.59573226" calcext:value-type="float">
            <text:p>1086193.59573226</text:p>
          </table:table-cell>
          <table:table-cell/>
          <table:table-cell office:value-type="float" office:value="1442779087.57774" calcext:value-type="float">
            <text:p>1442779087.57774</text:p>
          </table:table-cell>
          <table:table-cell table:formula="of:=[.G97]-[.B97]" office:value-type="float" office:value="1.09433078765869" calcext:value-type="float">
            <text:p>1.094330787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9086.54386" calcext:value-type="float">
            <text:p>1442779086.54386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9.5864737033844" calcext:value-type="float">
            <text:p>19.5864737034</text:p>
          </table:table-cell>
          <table:table-cell table:formula="of:=[.C98]/([.D98]-[.D97])" office:value-type="float" office:value="1085563.93815043" calcext:value-type="float">
            <text:p>1085563.93815043</text:p>
          </table:table-cell>
          <table:table-cell/>
          <table:table-cell office:value-type="float" office:value="1442779087.65855" calcext:value-type="float">
            <text:p>1442779087.65855</text:p>
          </table:table-cell>
          <table:table-cell table:formula="of:=[.G98]-[.B98]" office:value-type="float" office:value="1.11468172073364" calcext:value-type="float">
            <text:p>1.114681720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9086.60429" calcext:value-type="float">
            <text:p>1442779086.60429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9.6469023227692" calcext:value-type="float">
            <text:p>19.6469023228</text:p>
          </table:table-cell>
          <table:table-cell table:formula="of:=[.C99]/([.D99]-[.D98])" office:value-type="float" office:value="1086107.88510826" calcext:value-type="float">
            <text:p>1086107.88510826</text:p>
          </table:table-cell>
          <table:table-cell/>
          <table:table-cell office:value-type="float" office:value="1442779087.72574" calcext:value-type="float">
            <text:p>1442779087.72574</text:p>
          </table:table-cell>
          <table:table-cell table:formula="of:=[.G99]-[.B99]" office:value-type="float" office:value="1.12144422531128" calcext:value-type="float">
            <text:p>1.121444225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9086.66475" calcext:value-type="float">
            <text:p>1442779086.66475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9.7073590755463" calcext:value-type="float">
            <text:p>19.7073590755</text:p>
          </table:table-cell>
          <table:table-cell table:formula="of:=[.C100]/([.D100]-[.D99])" office:value-type="float" office:value="1085602.46763469" calcext:value-type="float">
            <text:p>1085602.46763469</text:p>
          </table:table-cell>
          <table:table-cell/>
          <table:table-cell office:value-type="float" office:value="1442779087.80635" calcext:value-type="float">
            <text:p>1442779087.80635</text:p>
          </table:table-cell>
          <table:table-cell table:formula="of:=[.G100]-[.B100]" office:value-type="float" office:value="1.14160251617432" calcext:value-type="float">
            <text:p>1.141602516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9086.7252" calcext:value-type="float">
            <text:p>1442779086.7252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9.7678072452545" calcext:value-type="float">
            <text:p>19.7678072453</text:p>
          </table:table-cell>
          <table:table-cell table:formula="of:=[.C101]/([.D101]-[.D100])" office:value-type="float" office:value="1085756.61292587" calcext:value-type="float">
            <text:p>1085756.61292587</text:p>
          </table:table-cell>
          <table:table-cell/>
          <table:table-cell office:value-type="float" office:value="1442779087.88708" calcext:value-type="float">
            <text:p>1442779087.88708</text:p>
          </table:table-cell>
          <table:table-cell table:formula="of:=[.G101]-[.B101]" office:value-type="float" office:value="1.16188287734985" calcext:value-type="float">
            <text:p>1.161882877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9086.78565" calcext:value-type="float">
            <text:p>1442779086.78565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9.8282635211945" calcext:value-type="float">
            <text:p>19.8282635212</text:p>
          </table:table-cell>
          <table:table-cell table:formula="of:=[.C102]/([.D102]-[.D101])" office:value-type="float" office:value="1085611.03011374" calcext:value-type="float">
            <text:p>1085611.03011374</text:p>
          </table:table-cell>
          <table:table-cell/>
          <table:table-cell office:value-type="float" office:value="1442779087.95027" calcext:value-type="float">
            <text:p>1442779087.95027</text:p>
          </table:table-cell>
          <table:table-cell table:formula="of:=[.G102]-[.B102]" office:value-type="float" office:value="1.16461539268494" calcext:value-type="float">
            <text:p>1.164615392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9086.84613" calcext:value-type="float">
            <text:p>1442779086.84613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9.8887343406677" calcext:value-type="float">
            <text:p>19.8887343407</text:p>
          </table:table-cell>
          <table:table-cell table:formula="of:=[.C103]/([.D103]-[.D102])" office:value-type="float" office:value="1085349.9352529" calcext:value-type="float">
            <text:p>1085349.9352529</text:p>
          </table:table-cell>
          <table:table-cell/>
          <table:table-cell office:value-type="float" office:value="1442779088.03096" calcext:value-type="float">
            <text:p>1442779088.03096</text:p>
          </table:table-cell>
          <table:table-cell table:formula="of:=[.G103]-[.B103]" office:value-type="float" office:value="1.18483185768127" calcext:value-type="float">
            <text:p>1.184831857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9086.90657" calcext:value-type="float">
            <text:p>1442779086.90657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9.9491789340973" calcext:value-type="float">
            <text:p>19.9491789341</text:p>
          </table:table-cell>
          <table:table-cell table:formula="of:=[.C104]/([.D104]-[.D103])" office:value-type="float" office:value="1085820.85305081" calcext:value-type="float">
            <text:p>1085820.85305081</text:p>
          </table:table-cell>
          <table:table-cell/>
          <table:table-cell office:value-type="float" office:value="1442779088.15177" calcext:value-type="float">
            <text:p>1442779088.15177</text:p>
          </table:table-cell>
          <table:table-cell table:formula="of:=[.G104]-[.B104]" office:value-type="float" office:value="1.2452027797699" calcext:value-type="float">
            <text:p>1.245202779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9086.96705" calcext:value-type="float">
            <text:p>1442779086.96705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0.0096580982208" calcext:value-type="float">
            <text:p>20.0096580982</text:p>
          </table:table-cell>
          <table:table-cell table:formula="of:=[.C105]/([.D105]-[.D104])" office:value-type="float" office:value="1085200.18342085" calcext:value-type="float">
            <text:p>1085200.18342085</text:p>
          </table:table-cell>
          <table:table-cell/>
          <table:table-cell office:value-type="float" office:value="1442779088.2136" calcext:value-type="float">
            <text:p>1442779088.2136</text:p>
          </table:table-cell>
          <table:table-cell table:formula="of:=[.G105]-[.B105]" office:value-type="float" office:value="1.24655342102051" calcext:value-type="float">
            <text:p>1.24655342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9100.03757" calcext:value-type="float">
            <text:p>1442779100.03757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33.0801775455475" calcext:value-type="float">
            <text:p>33.0801775455</text:p>
          </table:table-cell>
          <table:table-cell table:formula="of:=[.C106]/([.D106]-[.D105])" office:value-type="float" office:value="5021.37656154315" calcext:value-type="float">
            <text:p>5021.3765615432</text:p>
          </table:table-cell>
          <table:table-cell/>
          <table:table-cell office:value-type="float" office:value="1442779100.59038" calcext:value-type="float">
            <text:p>1442779100.59038</text:p>
          </table:table-cell>
          <table:table-cell table:formula="of:=[.G106]-[.B106]" office:value-type="float" office:value="0.552807331085205" calcext:value-type="float">
            <text:p>0.552807331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9100.11999" calcext:value-type="float">
            <text:p>1442779100.11999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33.1625964641571" calcext:value-type="float">
            <text:p>33.1625964642</text:p>
          </table:table-cell>
          <table:table-cell table:formula="of:=[.C107]/([.D107]-[.D106])" office:value-type="float" office:value="796322.022991698" calcext:value-type="float">
            <text:p>796322.022991698</text:p>
          </table:table-cell>
          <table:table-cell/>
          <table:table-cell office:value-type="float" office:value="1442779100.70915" calcext:value-type="float">
            <text:p>1442779100.70915</text:p>
          </table:table-cell>
          <table:table-cell table:formula="of:=[.G107]-[.B107]" office:value-type="float" office:value="0.589161157608032" calcext:value-type="float">
            <text:p>0.58916115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9100.20231" calcext:value-type="float">
            <text:p>1442779100.20231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33.2449188232422" calcext:value-type="float">
            <text:p>33.2449188232</text:p>
          </table:table-cell>
          <table:table-cell table:formula="of:=[.C108]/([.D108]-[.D107])" office:value-type="float" office:value="797256.064202036" calcext:value-type="float">
            <text:p>797256.064202036</text:p>
          </table:table-cell>
          <table:table-cell/>
          <table:table-cell office:value-type="float" office:value="1442779100.83756" calcext:value-type="float">
            <text:p>1442779100.83756</text:p>
          </table:table-cell>
          <table:table-cell table:formula="of:=[.G108]-[.B108]" office:value-type="float" office:value="0.635250091552734" calcext:value-type="float">
            <text:p>0.635250091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9100.28461" calcext:value-type="float">
            <text:p>1442779100.28461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33.3272223472595" calcext:value-type="float">
            <text:p>33.3272223473</text:p>
          </table:table-cell>
          <table:table-cell table:formula="of:=[.C109]/([.D109]-[.D108])" office:value-type="float" office:value="797438.515344461" calcext:value-type="float">
            <text:p>797438.515344461</text:p>
          </table:table-cell>
          <table:table-cell/>
          <table:table-cell office:value-type="float" office:value="1442779100.91031" calcext:value-type="float">
            <text:p>1442779100.91031</text:p>
          </table:table-cell>
          <table:table-cell table:formula="of:=[.G109]-[.B109]" office:value-type="float" office:value="0.625701189041138" calcext:value-type="float">
            <text:p>0.62570118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9100.36701" calcext:value-type="float">
            <text:p>1442779100.36701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33.4096174240112" calcext:value-type="float">
            <text:p>33.409617424</text:p>
          </table:table-cell>
          <table:table-cell table:formula="of:=[.C110]/([.D110]-[.D109])" office:value-type="float" office:value="796552.44691108" calcext:value-type="float">
            <text:p>796552.44691108</text:p>
          </table:table-cell>
          <table:table-cell/>
          <table:table-cell office:value-type="float" office:value="1442779100.95604" calcext:value-type="float">
            <text:p>1442779100.95604</text:p>
          </table:table-cell>
          <table:table-cell table:formula="of:=[.G110]-[.B110]" office:value-type="float" office:value="0.589033842086792" calcext:value-type="float">
            <text:p>0.58903384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9100.44946" calcext:value-type="float">
            <text:p>1442779100.44946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33.4920718669891" calcext:value-type="float">
            <text:p>33.492071867</text:p>
          </table:table-cell>
          <table:table-cell table:formula="of:=[.C111]/([.D111]-[.D110])" office:value-type="float" office:value="795978.938546549" calcext:value-type="float">
            <text:p>795978.938546549</text:p>
          </table:table-cell>
          <table:table-cell/>
          <table:table-cell office:value-type="float" office:value="1442779101.08502" calcext:value-type="float">
            <text:p>1442779101.08502</text:p>
          </table:table-cell>
          <table:table-cell table:formula="of:=[.G111]-[.B111]" office:value-type="float" office:value="0.635552406311035" calcext:value-type="float">
            <text:p>0.635552406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9100.5318" calcext:value-type="float">
            <text:p>1442779100.5318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33.5744071006775" calcext:value-type="float">
            <text:p>33.5744071007</text:p>
          </table:table-cell>
          <table:table-cell table:formula="of:=[.C112]/([.D112]-[.D111])" office:value-type="float" office:value="797131.398793649" calcext:value-type="float">
            <text:p>797131.398793649</text:p>
          </table:table-cell>
          <table:table-cell/>
          <table:table-cell office:value-type="float" office:value="1442779101.15719" calcext:value-type="float">
            <text:p>1442779101.15719</text:p>
          </table:table-cell>
          <table:table-cell table:formula="of:=[.G112]-[.B112]" office:value-type="float" office:value="0.625387907028198" calcext:value-type="float">
            <text:p>0.6253879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9100.61411" calcext:value-type="float">
            <text:p>1442779100.61411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33.6567149162292" calcext:value-type="float">
            <text:p>33.6567149162</text:p>
          </table:table-cell>
          <table:table-cell table:formula="of:=[.C113]/([.D113]-[.D112])" office:value-type="float" office:value="797396.936852594" calcext:value-type="float">
            <text:p>797396.936852594</text:p>
          </table:table-cell>
          <table:table-cell/>
          <table:table-cell office:value-type="float" office:value="1442779101.33264" calcext:value-type="float">
            <text:p>1442779101.33264</text:p>
          </table:table-cell>
          <table:table-cell table:formula="of:=[.G113]-[.B113]" office:value-type="float" office:value="0.718535900115967" calcext:value-type="float">
            <text:p>0.718535900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9100.69641" calcext:value-type="float">
            <text:p>1442779100.69641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33.7390229701996" calcext:value-type="float">
            <text:p>33.7390229702</text:p>
          </table:table-cell>
          <table:table-cell table:formula="of:=[.C114]/([.D114]-[.D113])" office:value-type="float" office:value="797394.627063509" calcext:value-type="float">
            <text:p>797394.627063509</text:p>
          </table:table-cell>
          <table:table-cell/>
          <table:table-cell office:value-type="float" office:value="1442779101.36864" calcext:value-type="float">
            <text:p>1442779101.36864</text:p>
          </table:table-cell>
          <table:table-cell table:formula="of:=[.G114]-[.B114]" office:value-type="float" office:value="0.672226667404175" calcext:value-type="float">
            <text:p>0.672226667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9100.77886" calcext:value-type="float">
            <text:p>1442779100.77886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33.8214700222015" calcext:value-type="float">
            <text:p>33.8214700222</text:p>
          </table:table-cell>
          <table:table-cell table:formula="of:=[.C115]/([.D115]-[.D114])" office:value-type="float" office:value="796050.294174802" calcext:value-type="float">
            <text:p>796050.294174802</text:p>
          </table:table-cell>
          <table:table-cell/>
          <table:table-cell office:value-type="float" office:value="1442779101.49" calcext:value-type="float">
            <text:p>1442779101.49</text:p>
          </table:table-cell>
          <table:table-cell table:formula="of:=[.G115]-[.B115]" office:value-type="float" office:value="0.711134195327759" calcext:value-type="float">
            <text:p>0.711134195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9100.86126" calcext:value-type="float">
            <text:p>1442779100.86126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33.903870344162" calcext:value-type="float">
            <text:p>33.9038703442</text:p>
          </table:table-cell>
          <table:table-cell table:formula="of:=[.C116]/([.D116]-[.D115])" office:value-type="float" office:value="796501.742208025" calcext:value-type="float">
            <text:p>796501.742208025</text:p>
          </table:table-cell>
          <table:table-cell/>
          <table:table-cell office:value-type="float" office:value="1442779101.56836" calcext:value-type="float">
            <text:p>1442779101.56836</text:p>
          </table:table-cell>
          <table:table-cell table:formula="of:=[.G116]-[.B116]" office:value-type="float" office:value="0.707102775573731" calcext:value-type="float">
            <text:p>0.707102775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9100.94371" calcext:value-type="float">
            <text:p>1442779100.94371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33.9863200187683" calcext:value-type="float">
            <text:p>33.9863200188</text:p>
          </table:table-cell>
          <table:table-cell table:formula="of:=[.C117]/([.D117]-[.D116])" office:value-type="float" office:value="796024.97297141" calcext:value-type="float">
            <text:p>796024.97297141</text:p>
          </table:table-cell>
          <table:table-cell/>
          <table:table-cell office:value-type="float" office:value="1442779101.64711" calcext:value-type="float">
            <text:p>1442779101.64711</text:p>
          </table:table-cell>
          <table:table-cell table:formula="of:=[.G117]-[.B117]" office:value-type="float" office:value="0.703395366668701" calcext:value-type="float">
            <text:p>0.703395366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9101.02512" calcext:value-type="float">
            <text:p>1442779101.02512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34.0677325725555" calcext:value-type="float">
            <text:p>34.0677325726</text:p>
          </table:table-cell>
          <table:table-cell table:formula="of:=[.C118]/([.D118]-[.D117])" office:value-type="float" office:value="806165.596666169" calcext:value-type="float">
            <text:p>806165.596666169</text:p>
          </table:table-cell>
          <table:table-cell/>
          <table:table-cell office:value-type="float" office:value="1442779101.72524" calcext:value-type="float">
            <text:p>1442779101.72524</text:p>
          </table:table-cell>
          <table:table-cell table:formula="of:=[.G118]-[.B118]" office:value-type="float" office:value="0.700114965438843" calcext:value-type="float">
            <text:p>0.700114965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9101.1036" calcext:value-type="float">
            <text:p>1442779101.1036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34.1462123394012" calcext:value-type="float">
            <text:p>34.1462123394</text:p>
          </table:table-cell>
          <table:table-cell table:formula="of:=[.C119]/([.D119]-[.D118])" office:value-type="float" office:value="836291.985028922" calcext:value-type="float">
            <text:p>836291.985028922</text:p>
          </table:table-cell>
          <table:table-cell/>
          <table:table-cell office:value-type="float" office:value="1442779101.80733" calcext:value-type="float">
            <text:p>1442779101.80733</text:p>
          </table:table-cell>
          <table:table-cell table:formula="of:=[.G119]-[.B119]" office:value-type="float" office:value="0.703730821609497" calcext:value-type="float">
            <text:p>0.703730821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9101.18204" calcext:value-type="float">
            <text:p>1442779101.18204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34.2246513366699" calcext:value-type="float">
            <text:p>34.2246513367</text:p>
          </table:table-cell>
          <table:table-cell table:formula="of:=[.C120]/([.D120]-[.D119])" office:value-type="float" office:value="836726.657471041" calcext:value-type="float">
            <text:p>836726.657471041</text:p>
          </table:table-cell>
          <table:table-cell/>
          <table:table-cell office:value-type="float" office:value="1442779101.96461" calcext:value-type="float">
            <text:p>1442779101.96461</text:p>
          </table:table-cell>
          <table:table-cell table:formula="of:=[.G120]-[.B120]" office:value-type="float" office:value="0.782565355300903" calcext:value-type="float">
            <text:p>0.782565355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9101.26061" calcext:value-type="float">
            <text:p>1442779101.26061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34.303219795227" calcext:value-type="float">
            <text:p>34.3032197952</text:p>
          </table:table-cell>
          <table:table-cell table:formula="of:=[.C121]/([.D121]-[.D120])" office:value-type="float" office:value="835347.939940523" calcext:value-type="float">
            <text:p>835347.939940523</text:p>
          </table:table-cell>
          <table:table-cell/>
          <table:table-cell office:value-type="float" office:value="1442779102.00832" calcext:value-type="float">
            <text:p>1442779102.00832</text:p>
          </table:table-cell>
          <table:table-cell table:formula="of:=[.G121]-[.B121]" office:value-type="float" office:value="0.747710943222046" calcext:value-type="float">
            <text:p>0.747710943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9101.33917" calcext:value-type="float">
            <text:p>1442779101.33917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34.3817825317383" calcext:value-type="float">
            <text:p>34.3817825317</text:p>
          </table:table-cell>
          <table:table-cell table:formula="of:=[.C122]/([.D122]-[.D121])" office:value-type="float" office:value="835408.781752631" calcext:value-type="float">
            <text:p>835408.781752631</text:p>
          </table:table-cell>
          <table:table-cell/>
          <table:table-cell office:value-type="float" office:value="1442779102.08553" calcext:value-type="float">
            <text:p>1442779102.08553</text:p>
          </table:table-cell>
          <table:table-cell table:formula="of:=[.G122]-[.B122]" office:value-type="float" office:value="0.746357679367065" calcext:value-type="float">
            <text:p>0.746357679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9101.41763" calcext:value-type="float">
            <text:p>1442779101.41763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34.4602406024933" calcext:value-type="float">
            <text:p>34.4602406025</text:p>
          </table:table-cell>
          <table:table-cell table:formula="of:=[.C123]/([.D123]-[.D122])" office:value-type="float" office:value="836523.245708451" calcext:value-type="float">
            <text:p>836523.245708451</text:p>
          </table:table-cell>
          <table:table-cell/>
          <table:table-cell office:value-type="float" office:value="1442779102.20062" calcext:value-type="float">
            <text:p>1442779102.20062</text:p>
          </table:table-cell>
          <table:table-cell table:formula="of:=[.G123]-[.B123]" office:value-type="float" office:value="0.782983303070068" calcext:value-type="float">
            <text:p>0.782983303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9101.49612" calcext:value-type="float">
            <text:p>1442779101.49612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34.5387318134308" calcext:value-type="float">
            <text:p>34.5387318134</text:p>
          </table:table-cell>
          <table:table-cell table:formula="of:=[.C124]/([.D124]-[.D123])" office:value-type="float" office:value="836170.052877138" calcext:value-type="float">
            <text:p>836170.052877138</text:p>
          </table:table-cell>
          <table:table-cell/>
          <table:table-cell office:value-type="float" office:value="1442779102.27879" calcext:value-type="float">
            <text:p>1442779102.27879</text:p>
          </table:table-cell>
          <table:table-cell table:formula="of:=[.G124]-[.B124]" office:value-type="float" office:value="0.782669067382813" calcext:value-type="float">
            <text:p>0.782669067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9101.57481" calcext:value-type="float">
            <text:p>1442779101.57481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34.6174178123474" calcext:value-type="float">
            <text:p>34.6174178123</text:p>
          </table:table-cell>
          <table:table-cell table:formula="of:=[.C125]/([.D125]-[.D124])" office:value-type="float" office:value="834100.105528841" calcext:value-type="float">
            <text:p>834100.105528841</text:p>
          </table:table-cell>
          <table:table-cell/>
          <table:table-cell office:value-type="float" office:value="1442779102.35762" calcext:value-type="float">
            <text:p>1442779102.35762</text:p>
          </table:table-cell>
          <table:table-cell table:formula="of:=[.G125]-[.B125]" office:value-type="float" office:value="0.782813549041748" calcext:value-type="float">
            <text:p>0.78281354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9101.65334" calcext:value-type="float">
            <text:p>1442779101.65334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34.6959462165832" calcext:value-type="float">
            <text:p>34.6959462166</text:p>
          </table:table-cell>
          <table:table-cell table:formula="of:=[.C126]/([.D126]-[.D125])" office:value-type="float" office:value="835774.018823701" calcext:value-type="float">
            <text:p>835774.018823701</text:p>
          </table:table-cell>
          <table:table-cell/>
          <table:table-cell office:value-type="float" office:value="1442779102.42835" calcext:value-type="float">
            <text:p>1442779102.42835</text:p>
          </table:table-cell>
          <table:table-cell table:formula="of:=[.G126]-[.B126]" office:value-type="float" office:value="0.775017023086548" calcext:value-type="float">
            <text:p>0.775017023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9101.73189" calcext:value-type="float">
            <text:p>1442779101.73189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34.7744994163513" calcext:value-type="float">
            <text:p>34.7744994164</text:p>
          </table:table-cell>
          <table:table-cell table:formula="of:=[.C127]/([.D127]-[.D126])" office:value-type="float" office:value="835510.204470128" calcext:value-type="float">
            <text:p>835510.204470128</text:p>
          </table:table-cell>
          <table:table-cell/>
          <table:table-cell office:value-type="float" office:value="1442779102.49265" calcext:value-type="float">
            <text:p>1442779102.49265</text:p>
          </table:table-cell>
          <table:table-cell table:formula="of:=[.G127]-[.B127]" office:value-type="float" office:value="0.760764122009277" calcext:value-type="float">
            <text:p>0.76076412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9101.81042" calcext:value-type="float">
            <text:p>1442779101.81042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34.8530251979828" calcext:value-type="float">
            <text:p>34.853025198</text:p>
          </table:table-cell>
          <table:table-cell table:formula="of:=[.C128]/([.D128]-[.D127])" office:value-type="float" office:value="835801.932007736" calcext:value-type="float">
            <text:p>835801.932007736</text:p>
          </table:table-cell>
          <table:table-cell/>
          <table:table-cell office:value-type="float" office:value="1442779102.62137" calcext:value-type="float">
            <text:p>1442779102.62137</text:p>
          </table:table-cell>
          <table:table-cell table:formula="of:=[.G128]-[.B128]" office:value-type="float" office:value="0.810953855514526" calcext:value-type="float">
            <text:p>0.810953855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9101.88896" calcext:value-type="float">
            <text:p>1442779101.88896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34.9315693378448" calcext:value-type="float">
            <text:p>34.9315693378</text:p>
          </table:table-cell>
          <table:table-cell table:formula="of:=[.C129]/([.D129]-[.D128])" office:value-type="float" office:value="835606.578864612" calcext:value-type="float">
            <text:p>835606.578864612</text:p>
          </table:table-cell>
          <table:table-cell/>
          <table:table-cell office:value-type="float" office:value="1442779102.68568" calcext:value-type="float">
            <text:p>1442779102.68568</text:p>
          </table:table-cell>
          <table:table-cell table:formula="of:=[.G129]-[.B129]" office:value-type="float" office:value="0.796719789505005" calcext:value-type="float">
            <text:p>0.796719789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9101.96747" calcext:value-type="float">
            <text:p>1442779101.96747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35.0100836753845" calcext:value-type="float">
            <text:p>35.0100836754</text:p>
          </table:table-cell>
          <table:table-cell table:formula="of:=[.C130]/([.D130]-[.D129])" office:value-type="float" office:value="835923.756814945" calcext:value-type="float">
            <text:p>835923.756814945</text:p>
          </table:table-cell>
          <table:table-cell/>
          <table:table-cell office:value-type="float" office:value="1442779102.75022" calcext:value-type="float">
            <text:p>1442779102.75022</text:p>
          </table:table-cell>
          <table:table-cell table:formula="of:=[.G130]-[.B130]" office:value-type="float" office:value="0.782742261886597" calcext:value-type="float">
            <text:p>0.782742261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9102.03819" calcext:value-type="float">
            <text:p>1442779102.03819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35.0808029174805" calcext:value-type="float">
            <text:p>35.0808029175</text:p>
          </table:table-cell>
          <table:table-cell table:formula="of:=[.C131]/([.D131]-[.D130])" office:value-type="float" office:value="928064.244678341" calcext:value-type="float">
            <text:p>928064.244678341</text:p>
          </table:table-cell>
          <table:table-cell/>
          <table:table-cell office:value-type="float" office:value="1442779102.8149" calcext:value-type="float">
            <text:p>1442779102.8149</text:p>
          </table:table-cell>
          <table:table-cell table:formula="of:=[.G131]-[.B131]" office:value-type="float" office:value="0.776709794998169" calcext:value-type="float">
            <text:p>0.77670979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9102.10261" calcext:value-type="float">
            <text:p>1442779102.10261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35.1452195644379" calcext:value-type="float">
            <text:p>35.1452195644</text:p>
          </table:table-cell>
          <table:table-cell table:formula="of:=[.C132]/([.D132]-[.D131])" office:value-type="float" office:value="1018867.06464878" calcext:value-type="float">
            <text:p>1018867.06464878</text:p>
          </table:table-cell>
          <table:table-cell/>
          <table:table-cell office:value-type="float" office:value="1442779102.87943" calcext:value-type="float">
            <text:p>1442779102.87943</text:p>
          </table:table-cell>
          <table:table-cell table:formula="of:=[.G132]-[.B132]" office:value-type="float" office:value="0.776822090148926" calcext:value-type="float">
            <text:p>0.776822090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9102.16705" calcext:value-type="float">
            <text:p>1442779102.16705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35.2096552848816" calcext:value-type="float">
            <text:p>35.2096552849</text:p>
          </table:table-cell>
          <table:table-cell table:formula="of:=[.C133]/([.D133]-[.D132])" office:value-type="float" office:value="1018565.47188479" calcext:value-type="float">
            <text:p>1018565.47188479</text:p>
          </table:table-cell>
          <table:table-cell/>
          <table:table-cell office:value-type="float" office:value="1442779102.94372" calcext:value-type="float">
            <text:p>1442779102.94372</text:p>
          </table:table-cell>
          <table:table-cell table:formula="of:=[.G133]-[.B133]" office:value-type="float" office:value="0.776670217514038" calcext:value-type="float">
            <text:p>0.776670217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9102.23149" calcext:value-type="float">
            <text:p>1442779102.23149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35.2741034030914" calcext:value-type="float">
            <text:p>35.2741034031</text:p>
          </table:table-cell>
          <table:table-cell table:formula="of:=[.C134]/([.D134]-[.D133])" office:value-type="float" office:value="1018369.532316" calcext:value-type="float">
            <text:p>1018369.532316</text:p>
          </table:table-cell>
          <table:table-cell/>
          <table:table-cell office:value-type="float" office:value="1442779103.00828" calcext:value-type="float">
            <text:p>1442779103.00828</text:p>
          </table:table-cell>
          <table:table-cell table:formula="of:=[.G134]-[.B134]" office:value-type="float" office:value="0.776784181594849" calcext:value-type="float">
            <text:p>0.776784181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9102.29587" calcext:value-type="float">
            <text:p>1442779102.29587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35.3384788036346" calcext:value-type="float">
            <text:p>35.3384788036</text:p>
          </table:table-cell>
          <table:table-cell table:formula="of:=[.C135]/([.D135]-[.D134])" office:value-type="float" office:value="1019519.87010851" calcext:value-type="float">
            <text:p>1019519.87010851</text:p>
          </table:table-cell>
          <table:table-cell/>
          <table:table-cell office:value-type="float" office:value="1442779103.07288" calcext:value-type="float">
            <text:p>1442779103.07288</text:p>
          </table:table-cell>
          <table:table-cell table:formula="of:=[.G135]-[.B135]" office:value-type="float" office:value="0.777011156082153" calcext:value-type="float">
            <text:p>0.777011156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9102.36038" calcext:value-type="float">
            <text:p>1442779102.36038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35.4029893875122" calcext:value-type="float">
            <text:p>35.4029893875</text:p>
          </table:table-cell>
          <table:table-cell table:formula="of:=[.C136]/([.D136]-[.D135])" office:value-type="float" office:value="1017383.444003" calcext:value-type="float">
            <text:p>1017383.444003</text:p>
          </table:table-cell>
          <table:table-cell/>
          <table:table-cell office:value-type="float" office:value="1442779103.20116" calcext:value-type="float">
            <text:p>1442779103.20116</text:p>
          </table:table-cell>
          <table:table-cell table:formula="of:=[.G136]-[.B136]" office:value-type="float" office:value="0.840783596038818" calcext:value-type="float">
            <text:p>0.84078359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9102.42481" calcext:value-type="float">
            <text:p>1442779102.42481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35.4674232006073" calcext:value-type="float">
            <text:p>35.4674232006</text:p>
          </table:table-cell>
          <table:table-cell table:formula="of:=[.C137]/([.D137]-[.D136])" office:value-type="float" office:value="1018595.62312631" calcext:value-type="float">
            <text:p>1018595.62312631</text:p>
          </table:table-cell>
          <table:table-cell/>
          <table:table-cell office:value-type="float" office:value="1442779103.26539" calcext:value-type="float">
            <text:p>1442779103.26539</text:p>
          </table:table-cell>
          <table:table-cell table:formula="of:=[.G137]-[.B137]" office:value-type="float" office:value="0.840579509735107" calcext:value-type="float">
            <text:p>0.840579509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9102.48929" calcext:value-type="float">
            <text:p>1442779102.48929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35.5318992137909" calcext:value-type="float">
            <text:p>35.5318992138</text:p>
          </table:table-cell>
          <table:table-cell table:formula="of:=[.C138]/([.D138]-[.D137])" office:value-type="float" office:value="1017928.94379363" calcext:value-type="float">
            <text:p>1017928.94379363</text:p>
          </table:table-cell>
          <table:table-cell/>
          <table:table-cell office:value-type="float" office:value="1442779103.33001" calcext:value-type="float">
            <text:p>1442779103.33001</text:p>
          </table:table-cell>
          <table:table-cell table:formula="of:=[.G138]-[.B138]" office:value-type="float" office:value="0.840717792510986" calcext:value-type="float">
            <text:p>0.840717792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9102.55378" calcext:value-type="float">
            <text:p>1442779102.55378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35.5963916778564" calcext:value-type="float">
            <text:p>35.5963916779</text:p>
          </table:table-cell>
          <table:table-cell table:formula="of:=[.C139]/([.D139]-[.D138])" office:value-type="float" office:value="1017669.28820226" calcext:value-type="float">
            <text:p>1017669.28820226</text:p>
          </table:table-cell>
          <table:table-cell/>
          <table:table-cell office:value-type="float" office:value="1442779103.39555" calcext:value-type="float">
            <text:p>1442779103.39555</text:p>
          </table:table-cell>
          <table:table-cell table:formula="of:=[.G139]-[.B139]" office:value-type="float" office:value="0.841771841049194" calcext:value-type="float">
            <text:p>0.84177184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9102.6182" calcext:value-type="float">
            <text:p>1442779102.6182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35.6608109474182" calcext:value-type="float">
            <text:p>35.6608109474</text:p>
          </table:table-cell>
          <table:table-cell table:formula="of:=[.C140]/([.D140]-[.D139])" office:value-type="float" office:value="1018825.5850537" calcext:value-type="float">
            <text:p>1018825.5850537</text:p>
          </table:table-cell>
          <table:table-cell/>
          <table:table-cell office:value-type="float" office:value="1442779103.46221" calcext:value-type="float">
            <text:p>1442779103.46221</text:p>
          </table:table-cell>
          <table:table-cell table:formula="of:=[.G140]-[.B140]" office:value-type="float" office:value="0.844010829925537" calcext:value-type="float">
            <text:p>0.844010829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9102.68264" calcext:value-type="float">
            <text:p>1442779102.68264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35.7252497673035" calcext:value-type="float">
            <text:p>35.7252497673</text:p>
          </table:table-cell>
          <table:table-cell table:formula="of:=[.C141]/([.D141]-[.D140])" office:value-type="float" office:value="1018516.47992423" calcext:value-type="float">
            <text:p>1018516.47992423</text:p>
          </table:table-cell>
          <table:table-cell/>
          <table:table-cell office:value-type="float" office:value="1442779103.52893" calcext:value-type="float">
            <text:p>1442779103.52893</text:p>
          </table:table-cell>
          <table:table-cell table:formula="of:=[.G141]-[.B141]" office:value-type="float" office:value="0.846287727355957" calcext:value-type="float">
            <text:p>0.846287727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9102.74706" calcext:value-type="float">
            <text:p>1442779102.74706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5.7896645069122" calcext:value-type="float">
            <text:p>35.7896645069</text:p>
          </table:table-cell>
          <table:table-cell table:formula="of:=[.C142]/([.D142]-[.D141])" office:value-type="float" office:value="1018897.2337485" calcext:value-type="float">
            <text:p>1018897.2337485</text:p>
          </table:table-cell>
          <table:table-cell/>
          <table:table-cell office:value-type="float" office:value="1442779103.59518" calcext:value-type="float">
            <text:p>1442779103.59518</text:p>
          </table:table-cell>
          <table:table-cell table:formula="of:=[.G142]-[.B142]" office:value-type="float" office:value="0.848121643066406" calcext:value-type="float">
            <text:p>0.848121643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9102.81144" calcext:value-type="float">
            <text:p>1442779102.81144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5.8540499210358" calcext:value-type="float">
            <text:p>35.854049921</text:p>
          </table:table-cell>
          <table:table-cell table:formula="of:=[.C143]/([.D143]-[.D142])" office:value-type="float" office:value="1019361.30866648" calcext:value-type="float">
            <text:p>1019361.30866648</text:p>
          </table:table-cell>
          <table:table-cell/>
          <table:table-cell office:value-type="float" office:value="1442779103.66131" calcext:value-type="float">
            <text:p>1442779103.66131</text:p>
          </table:table-cell>
          <table:table-cell table:formula="of:=[.G143]-[.B143]" office:value-type="float" office:value="0.849869966506958" calcext:value-type="float">
            <text:p>0.849869966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9102.87586" calcext:value-type="float">
            <text:p>1442779102.87586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5.9184665679932" calcext:value-type="float">
            <text:p>35.918466568</text:p>
          </table:table-cell>
          <table:table-cell table:formula="of:=[.C144]/([.D144]-[.D143])" office:value-type="float" office:value="1018867.06464878" calcext:value-type="float">
            <text:p>1018867.06464878</text:p>
          </table:table-cell>
          <table:table-cell/>
          <table:table-cell office:value-type="float" office:value="1442779103.79466" calcext:value-type="float">
            <text:p>1442779103.79466</text:p>
          </table:table-cell>
          <table:table-cell table:formula="of:=[.G144]-[.B144]" office:value-type="float" office:value="0.918799877166748" calcext:value-type="float">
            <text:p>0.918799877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9102.94028" calcext:value-type="float">
            <text:p>1442779102.94028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5.9828925132751" calcext:value-type="float">
            <text:p>35.9828925133</text:p>
          </table:table-cell>
          <table:table-cell table:formula="of:=[.C145]/([.D145]-[.D144])" office:value-type="float" office:value="1018720.01586843" calcext:value-type="float">
            <text:p>1018720.01586843</text:p>
          </table:table-cell>
          <table:table-cell/>
          <table:table-cell office:value-type="float" office:value="1442779103.86114" calcext:value-type="float">
            <text:p>1442779103.86114</text:p>
          </table:table-cell>
          <table:table-cell table:formula="of:=[.G145]-[.B145]" office:value-type="float" office:value="0.920854330062866" calcext:value-type="float">
            <text:p>0.920854330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9103.00576" calcext:value-type="float">
            <text:p>1442779103.00576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6.0483672618866" calcext:value-type="float">
            <text:p>36.0483672619</text:p>
          </table:table-cell>
          <table:table-cell table:formula="of:=[.C146]/([.D146]-[.D145])" office:value-type="float" office:value="1002401.71045914" calcext:value-type="float">
            <text:p>1002401.71045914</text:p>
          </table:table-cell>
          <table:table-cell/>
          <table:table-cell office:value-type="float" office:value="1442779103.92759" calcext:value-type="float">
            <text:p>1442779103.92759</text:p>
          </table:table-cell>
          <table:table-cell table:formula="of:=[.G146]-[.B146]" office:value-type="float" office:value="0.921828269958496" calcext:value-type="float">
            <text:p>0.9218282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9103.07226" calcext:value-type="float">
            <text:p>1442779103.07226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6.1148715019226" calcext:value-type="float">
            <text:p>36.1148715019</text:p>
          </table:table-cell>
          <table:table-cell table:formula="of:=[.C147]/([.D147]-[.D146])" office:value-type="float" office:value="986884.444728059" calcext:value-type="float">
            <text:p>986884.444728059</text:p>
          </table:table-cell>
          <table:table-cell/>
          <table:table-cell office:value-type="float" office:value="1442779103.99441" calcext:value-type="float">
            <text:p>1442779103.99441</text:p>
          </table:table-cell>
          <table:table-cell table:formula="of:=[.G147]-[.B147]" office:value-type="float" office:value="0.922152042388916" calcext:value-type="float">
            <text:p>0.922152042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9103.1387" calcext:value-type="float">
            <text:p>1442779103.1387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6.1813099384308" calcext:value-type="float">
            <text:p>36.1813099384</text:p>
          </table:table-cell>
          <table:table-cell table:formula="of:=[.C148]/([.D148]-[.D147])" office:value-type="float" office:value="987861.898163732" calcext:value-type="float">
            <text:p>987861.898163732</text:p>
          </table:table-cell>
          <table:table-cell/>
          <table:table-cell office:value-type="float" office:value="1442779104.06095" calcext:value-type="float">
            <text:p>1442779104.06095</text:p>
          </table:table-cell>
          <table:table-cell table:formula="of:=[.G148]-[.B148]" office:value-type="float" office:value="0.922244071960449" calcext:value-type="float">
            <text:p>0.92224407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9103.20509" calcext:value-type="float">
            <text:p>1442779103.20509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6.2476961612701" calcext:value-type="float">
            <text:p>36.2476961613</text:p>
          </table:table-cell>
          <table:table-cell table:formula="of:=[.C149]/([.D149]-[.D148])" office:value-type="float" office:value="988638.865006967" calcext:value-type="float">
            <text:p>988638.865006967</text:p>
          </table:table-cell>
          <table:table-cell/>
          <table:table-cell office:value-type="float" office:value="1442779104.12759" calcext:value-type="float">
            <text:p>1442779104.12759</text:p>
          </table:table-cell>
          <table:table-cell table:formula="of:=[.G149]-[.B149]" office:value-type="float" office:value="0.922499656677246" calcext:value-type="float">
            <text:p>0.922499656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9103.27154" calcext:value-type="float">
            <text:p>1442779103.27154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6.3141515254974" calcext:value-type="float">
            <text:p>36.3141515255</text:p>
          </table:table-cell>
          <table:table-cell table:formula="of:=[.C150]/([.D150]-[.D149])" office:value-type="float" office:value="987610.266878099" calcext:value-type="float">
            <text:p>987610.266878099</text:p>
          </table:table-cell>
          <table:table-cell/>
          <table:table-cell office:value-type="float" office:value="1442779104.1945" calcext:value-type="float">
            <text:p>1442779104.1945</text:p>
          </table:table-cell>
          <table:table-cell table:formula="of:=[.G150]-[.B150]" office:value-type="float" office:value="0.922957181930542" calcext:value-type="float">
            <text:p>0.922957181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9103.33818" calcext:value-type="float">
            <text:p>1442779103.33818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6.3807871341705" calcext:value-type="float">
            <text:p>36.3807871342</text:p>
          </table:table-cell>
          <table:table-cell table:formula="of:=[.C151]/([.D151]-[.D150])" office:value-type="float" office:value="984938.853368636" calcext:value-type="float">
            <text:p>984938.853368636</text:p>
          </table:table-cell>
          <table:table-cell/>
          <table:table-cell office:value-type="float" office:value="1442779104.32714" calcext:value-type="float">
            <text:p>1442779104.32714</text:p>
          </table:table-cell>
          <table:table-cell table:formula="of:=[.G151]-[.B151]" office:value-type="float" office:value="0.988964080810547" calcext:value-type="float">
            <text:p>0.988964080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9103.40473" calcext:value-type="float">
            <text:p>1442779103.40473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6.4473385810852" calcext:value-type="float">
            <text:p>36.4473385811</text:p>
          </table:table-cell>
          <table:table-cell table:formula="of:=[.C152]/([.D152]-[.D151])" office:value-type="float" office:value="986184.418862422" calcext:value-type="float">
            <text:p>986184.418862422</text:p>
          </table:table-cell>
          <table:table-cell/>
          <table:table-cell office:value-type="float" office:value="1442779104.39352" calcext:value-type="float">
            <text:p>1442779104.39352</text:p>
          </table:table-cell>
          <table:table-cell table:formula="of:=[.G152]-[.B152]" office:value-type="float" office:value="0.988786935806274" calcext:value-type="float">
            <text:p>0.988786935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9103.4713" calcext:value-type="float">
            <text:p>1442779103.4713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6.513904094696" calcext:value-type="float">
            <text:p>36.5139040947</text:p>
          </table:table-cell>
          <table:table-cell table:formula="of:=[.C153]/([.D153]-[.D152])" office:value-type="float" office:value="985976.017306838" calcext:value-type="float">
            <text:p>985976.017306838</text:p>
          </table:table-cell>
          <table:table-cell/>
          <table:table-cell office:value-type="float" office:value="1442779104.46023" calcext:value-type="float">
            <text:p>1442779104.46023</text:p>
          </table:table-cell>
          <table:table-cell table:formula="of:=[.G153]-[.B153]" office:value-type="float" office:value="0.988929748535156" calcext:value-type="float">
            <text:p>0.988929748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9103.53789" calcext:value-type="float">
            <text:p>1442779103.53789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6.5804972648621" calcext:value-type="float">
            <text:p>36.5804972649</text:p>
          </table:table-cell>
          <table:table-cell table:formula="of:=[.C154]/([.D154]-[.D153])" office:value-type="float" office:value="985566.53537263" calcext:value-type="float">
            <text:p>985566.53537263</text:p>
          </table:table-cell>
          <table:table-cell/>
          <table:table-cell office:value-type="float" office:value="1442779104.52667" calcext:value-type="float">
            <text:p>1442779104.52667</text:p>
          </table:table-cell>
          <table:table-cell table:formula="of:=[.G154]-[.B154]" office:value-type="float" office:value="0.988779067993164" calcext:value-type="float">
            <text:p>0.98877906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9103.60443" calcext:value-type="float">
            <text:p>1442779103.60443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6.6470384597778" calcext:value-type="float">
            <text:p>36.6470384598</text:p>
          </table:table-cell>
          <table:table-cell table:formula="of:=[.C155]/([.D155]-[.D154])" office:value-type="float" office:value="986336.360251385" calcext:value-type="float">
            <text:p>986336.360251385</text:p>
          </table:table-cell>
          <table:table-cell/>
          <table:table-cell office:value-type="float" office:value="1442779104.59342" calcext:value-type="float">
            <text:p>1442779104.59342</text:p>
          </table:table-cell>
          <table:table-cell table:formula="of:=[.G155]-[.B155]" office:value-type="float" office:value="0.988986253738403" calcext:value-type="float">
            <text:p>0.988986253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9103.67095" calcext:value-type="float">
            <text:p>1442779103.67095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6.7135608196259" calcext:value-type="float">
            <text:p>36.7135608196</text:p>
          </table:table-cell>
          <table:table-cell table:formula="of:=[.C156]/([.D156]-[.D155])" office:value-type="float" office:value="986615.630442808" calcext:value-type="float">
            <text:p>986615.630442808</text:p>
          </table:table-cell>
          <table:table-cell/>
          <table:table-cell office:value-type="float" office:value="1442779104.65981" calcext:value-type="float">
            <text:p>1442779104.65981</text:p>
          </table:table-cell>
          <table:table-cell table:formula="of:=[.G156]-[.B156]" office:value-type="float" office:value="0.988860130310059" calcext:value-type="float">
            <text:p>0.988860130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9103.73749" calcext:value-type="float">
            <text:p>1442779103.73749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6.7801010608673" calcext:value-type="float">
            <text:p>36.7801010609</text:p>
          </table:table-cell>
          <table:table-cell table:formula="of:=[.C157]/([.D157]-[.D156])" office:value-type="float" office:value="986350.496714322" calcext:value-type="float">
            <text:p>986350.496714322</text:p>
          </table:table-cell>
          <table:table-cell/>
          <table:table-cell office:value-type="float" office:value="1442779104.72659" calcext:value-type="float">
            <text:p>1442779104.72659</text:p>
          </table:table-cell>
          <table:table-cell table:formula="of:=[.G157]-[.B157]" office:value-type="float" office:value="0.989099979400635" calcext:value-type="float">
            <text:p>0.989099979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9103.80405" calcext:value-type="float">
            <text:p>1442779103.80405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6.8466629981995" calcext:value-type="float">
            <text:p>36.8466629982</text:p>
          </table:table-cell>
          <table:table-cell table:formula="of:=[.C158]/([.D158]-[.D157])" office:value-type="float" office:value="986028.992402778" calcext:value-type="float">
            <text:p>986028.992402778</text:p>
          </table:table-cell>
          <table:table-cell/>
          <table:table-cell office:value-type="float" office:value="1442779104.85919" calcext:value-type="float">
            <text:p>1442779104.85919</text:p>
          </table:table-cell>
          <table:table-cell table:formula="of:=[.G158]-[.B158]" office:value-type="float" office:value="1.05513668060303" calcext:value-type="float">
            <text:p>1.055136680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9103.87066" calcext:value-type="float">
            <text:p>1442779103.87066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6.9132695198059" calcext:value-type="float">
            <text:p>36.9132695198</text:p>
          </table:table-cell>
          <table:table-cell table:formula="of:=[.C159]/([.D159]-[.D158])" office:value-type="float" office:value="985368.976146158" calcext:value-type="float">
            <text:p>985368.976146158</text:p>
          </table:table-cell>
          <table:table-cell/>
          <table:table-cell office:value-type="float" office:value="1442779104.92584" calcext:value-type="float">
            <text:p>1442779104.92584</text:p>
          </table:table-cell>
          <table:table-cell table:formula="of:=[.G159]-[.B159]" office:value-type="float" office:value="1.05518221855164" calcext:value-type="float">
            <text:p>1.055182218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9103.93715" calcext:value-type="float">
            <text:p>1442779103.93715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6.9797599315643" calcext:value-type="float">
            <text:p>36.9797599316</text:p>
          </table:table-cell>
          <table:table-cell table:formula="of:=[.C160]/([.D160]-[.D159])" office:value-type="float" office:value="987089.69104385" calcext:value-type="float">
            <text:p>987089.69104385</text:p>
          </table:table-cell>
          <table:table-cell/>
          <table:table-cell office:value-type="float" office:value="1442779104.99229" calcext:value-type="float">
            <text:p>1442779104.99229</text:p>
          </table:table-cell>
          <table:table-cell table:formula="of:=[.G160]-[.B160]" office:value-type="float" office:value="1.05514097213745" calcext:value-type="float">
            <text:p>1.055140972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9104.00367" calcext:value-type="float">
            <text:p>1442779104.00367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7.0462799072266" calcext:value-type="float">
            <text:p>37.0462799072</text:p>
          </table:table-cell>
          <table:table-cell table:formula="of:=[.C161]/([.D161]-[.D160])" office:value-type="float" office:value="986650.992376481" calcext:value-type="float">
            <text:p>986650.992376481</text:p>
          </table:table-cell>
          <table:table-cell/>
          <table:table-cell office:value-type="float" office:value="1442779105.05888" calcext:value-type="float">
            <text:p>1442779105.05888</text:p>
          </table:table-cell>
          <table:table-cell table:formula="of:=[.G161]-[.B161]" office:value-type="float" office:value="1.05520629882813" calcext:value-type="float">
            <text:p>1.055206298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9104.07019" calcext:value-type="float">
            <text:p>1442779104.07019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7.1128034591675" calcext:value-type="float">
            <text:p>37.1128034592</text:p>
          </table:table-cell>
          <table:table-cell table:formula="of:=[.C162]/([.D162]-[.D161])" office:value-type="float" office:value="986597.950426493" calcext:value-type="float">
            <text:p>986597.950426493</text:p>
          </table:table-cell>
          <table:table-cell/>
          <table:table-cell office:value-type="float" office:value="1442779105.12571" calcext:value-type="float">
            <text:p>1442779105.12571</text:p>
          </table:table-cell>
          <table:table-cell table:formula="of:=[.G162]-[.B162]" office:value-type="float" office:value="1.05551767349243" calcext:value-type="float">
            <text:p>1.055517673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9104.13676" calcext:value-type="float">
            <text:p>1442779104.13676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7.1793644428253" calcext:value-type="float">
            <text:p>37.1793644428</text:p>
          </table:table-cell>
          <table:table-cell table:formula="of:=[.C163]/([.D163]-[.D162])" office:value-type="float" office:value="986043.120056452" calcext:value-type="float">
            <text:p>986043.120056452</text:p>
          </table:table-cell>
          <table:table-cell/>
          <table:table-cell office:value-type="float" office:value="1442779105.19233" calcext:value-type="float">
            <text:p>1442779105.19233</text:p>
          </table:table-cell>
          <table:table-cell table:formula="of:=[.G163]-[.B163]" office:value-type="float" office:value="1.05557227134705" calcext:value-type="float">
            <text:p>1.055572271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9104.20331" calcext:value-type="float">
            <text:p>1442779104.20331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7.2459185123444" calcext:value-type="float">
            <text:p>37.2459185123</text:p>
          </table:table-cell>
          <table:table-cell table:formula="of:=[.C164]/([.D164]-[.D163])" office:value-type="float" office:value="986145.557654004" calcext:value-type="float">
            <text:p>986145.557654004</text:p>
          </table:table-cell>
          <table:table-cell/>
          <table:table-cell office:value-type="float" office:value="1442779105.25888" calcext:value-type="float">
            <text:p>1442779105.25888</text:p>
          </table:table-cell>
          <table:table-cell table:formula="of:=[.G164]-[.B164]" office:value-type="float" office:value="1.05557346343994" calcext:value-type="float">
            <text:p>1.055573463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9104.26982" calcext:value-type="float">
            <text:p>1442779104.26982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7.3124263286591" calcext:value-type="float">
            <text:p>37.3124263287</text:p>
          </table:table-cell>
          <table:table-cell table:formula="of:=[.C165]/([.D165]-[.D164])" office:value-type="float" office:value="986831.377675172" calcext:value-type="float">
            <text:p>986831.377675172</text:p>
          </table:table-cell>
          <table:table-cell/>
          <table:table-cell office:value-type="float" office:value="1442779105.3913" calcext:value-type="float">
            <text:p>1442779105.3913</text:p>
          </table:table-cell>
          <table:table-cell table:formula="of:=[.G165]-[.B165]" office:value-type="float" office:value="1.12147879600525" calcext:value-type="float">
            <text:p>1.12147879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9104.3364" calcext:value-type="float">
            <text:p>1442779104.3364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7.3790106773376" calcext:value-type="float">
            <text:p>37.3790106773</text:p>
          </table:table-cell>
          <table:table-cell table:formula="of:=[.C166]/([.D166]-[.D165])" office:value-type="float" office:value="985697.109043058" calcext:value-type="float">
            <text:p>985697.109043058</text:p>
          </table:table-cell>
          <table:table-cell/>
          <table:table-cell office:value-type="float" office:value="1442779105.45494" calcext:value-type="float">
            <text:p>1442779105.45494</text:p>
          </table:table-cell>
          <table:table-cell table:formula="of:=[.G166]-[.B166]" office:value-type="float" office:value="1.11853718757629" calcext:value-type="float">
            <text:p>1.118537187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9104.40293" calcext:value-type="float">
            <text:p>1442779104.40293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7.4455380439758" calcext:value-type="float">
            <text:p>37.445538044</text:p>
          </table:table-cell>
          <table:table-cell table:formula="of:=[.C167]/([.D167]-[.D166])" office:value-type="float" office:value="986541.378632148" calcext:value-type="float">
            <text:p>986541.378632148</text:p>
          </table:table-cell>
          <table:table-cell/>
          <table:table-cell office:value-type="float" office:value="1442779105.51861" calcext:value-type="float">
            <text:p>1442779105.51861</text:p>
          </table:table-cell>
          <table:table-cell table:formula="of:=[.G167]-[.B167]" office:value-type="float" office:value="1.11568427085876" calcext:value-type="float">
            <text:p>1.115684270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9104.46938" calcext:value-type="float">
            <text:p>1442779104.46938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7.5119857788086" calcext:value-type="float">
            <text:p>37.5119857788</text:p>
          </table:table-cell>
          <table:table-cell table:formula="of:=[.C168]/([.D168]-[.D167])" office:value-type="float" office:value="987723.662291623" calcext:value-type="float">
            <text:p>987723.662291623</text:p>
          </table:table-cell>
          <table:table-cell/>
          <table:table-cell office:value-type="float" office:value="1442779105.58238" calcext:value-type="float">
            <text:p>1442779105.58238</text:p>
          </table:table-cell>
          <table:table-cell table:formula="of:=[.G168]-[.B168]" office:value-type="float" office:value="1.11299991607666" calcext:value-type="float">
            <text:p>1.112999916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9104.53595" calcext:value-type="float">
            <text:p>1442779104.53595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7.5785579681396" calcext:value-type="float">
            <text:p>37.5785579681</text:p>
          </table:table-cell>
          <table:table-cell table:formula="of:=[.C169]/([.D169]-[.D168])" office:value-type="float" office:value="985877.145689482" calcext:value-type="float">
            <text:p>985877.145689482</text:p>
          </table:table-cell>
          <table:table-cell/>
          <table:table-cell office:value-type="float" office:value="1442779105.64597" calcext:value-type="float">
            <text:p>1442779105.64597</text:p>
          </table:table-cell>
          <table:table-cell table:formula="of:=[.G169]-[.B169]" office:value-type="float" office:value="1.11002159118652" calcext:value-type="float">
            <text:p>1.110021591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9104.60245" calcext:value-type="float">
            <text:p>1442779104.60245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7.6450583934784" calcext:value-type="float">
            <text:p>37.6450583935</text:p>
          </table:table-cell>
          <table:table-cell table:formula="of:=[.C170]/([.D170]-[.D169])" office:value-type="float" office:value="986941.055875636" calcext:value-type="float">
            <text:p>986941.055875636</text:p>
          </table:table-cell>
          <table:table-cell/>
          <table:table-cell office:value-type="float" office:value="1442779105.70959" calcext:value-type="float">
            <text:p>1442779105.70959</text:p>
          </table:table-cell>
          <table:table-cell table:formula="of:=[.G170]-[.B170]" office:value-type="float" office:value="1.10713720321655" calcext:value-type="float">
            <text:p>1.107137203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9104.66897" calcext:value-type="float">
            <text:p>1442779104.66897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7.7115802764893" calcext:value-type="float">
            <text:p>37.7115802765</text:p>
          </table:table-cell>
          <table:table-cell table:formula="of:=[.C171]/([.D171]-[.D170])" office:value-type="float" office:value="986622.702626759" calcext:value-type="float">
            <text:p>986622.702626759</text:p>
          </table:table-cell>
          <table:table-cell/>
          <table:table-cell office:value-type="float" office:value="1442779105.77295" calcext:value-type="float">
            <text:p>1442779105.77295</text:p>
          </table:table-cell>
          <table:table-cell table:formula="of:=[.G171]-[.B171]" office:value-type="float" office:value="1.10398316383362" calcext:value-type="float">
            <text:p>1.103983163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9104.73558" calcext:value-type="float">
            <text:p>1442779104.73558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7.7781839370728" calcext:value-type="float">
            <text:p>37.7781839371</text:p>
          </table:table-cell>
          <table:table-cell table:formula="of:=[.C172]/([.D172]-[.D171])" office:value-type="float" office:value="985411.303598276" calcext:value-type="float">
            <text:p>985411.303598276</text:p>
          </table:table-cell>
          <table:table-cell/>
          <table:table-cell office:value-type="float" office:value="1442779105.89975" calcext:value-type="float">
            <text:p>1442779105.89975</text:p>
          </table:table-cell>
          <table:table-cell table:formula="of:=[.G172]-[.B172]" office:value-type="float" office:value="1.16417336463928" calcext:value-type="float">
            <text:p>1.164173364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9104.80202" calcext:value-type="float">
            <text:p>1442779104.80202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7.8446292877197" calcext:value-type="float">
            <text:p>37.8446292877</text:p>
          </table:table-cell>
          <table:table-cell table:formula="of:=[.C173]/([.D173]-[.D172])" office:value-type="float" office:value="987759.103698707" calcext:value-type="float">
            <text:p>987759.103698707</text:p>
          </table:table-cell>
          <table:table-cell/>
          <table:table-cell office:value-type="float" office:value="1442779105.96321" calcext:value-type="float">
            <text:p>1442779105.96321</text:p>
          </table:table-cell>
          <table:table-cell table:formula="of:=[.G173]-[.B173]" office:value-type="float" office:value="1.16119289398193" calcext:value-type="float">
            <text:p>1.16119289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9104.86856" calcext:value-type="float">
            <text:p>1442779104.86856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7.9111728668213" calcext:value-type="float">
            <text:p>37.9111728668</text:p>
          </table:table-cell>
          <table:table-cell table:formula="of:=[.C174]/([.D174]-[.D173])" office:value-type="float" office:value="986301.020866774" calcext:value-type="float">
            <text:p>986301.020866774</text:p>
          </table:table-cell>
          <table:table-cell/>
          <table:table-cell office:value-type="float" office:value="1442779106.02679" calcext:value-type="float">
            <text:p>1442779106.02679</text:p>
          </table:table-cell>
          <table:table-cell table:formula="of:=[.G174]-[.B174]" office:value-type="float" office:value="1.15822625160217" calcext:value-type="float">
            <text:p>1.158226251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9104.9351" calcext:value-type="float">
            <text:p>1442779104.9351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7.9777054786682" calcext:value-type="float">
            <text:p>37.9777054787</text:p>
          </table:table-cell>
          <table:table-cell table:formula="of:=[.C175]/([.D175]-[.D174])" office:value-type="float" office:value="986463.60300726" calcext:value-type="float">
            <text:p>986463.60300726</text:p>
          </table:table-cell>
          <table:table-cell/>
          <table:table-cell office:value-type="float" office:value="1442779106.07325" calcext:value-type="float">
            <text:p>1442779106.07325</text:p>
          </table:table-cell>
          <table:table-cell table:formula="of:=[.G175]-[.B175]" office:value-type="float" office:value="1.13815236091614" calcext:value-type="float">
            <text:p>1.138152360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9105.00159" calcext:value-type="float">
            <text:p>1442779105.00159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8.0441958904266" calcext:value-type="float">
            <text:p>38.0441958904</text:p>
          </table:table-cell>
          <table:table-cell table:formula="of:=[.C176]/([.D176]-[.D175])" office:value-type="float" office:value="987089.69104385" calcext:value-type="float">
            <text:p>987089.69104385</text:p>
          </table:table-cell>
          <table:table-cell/>
          <table:table-cell office:value-type="float" office:value="1442779106.1543" calcext:value-type="float">
            <text:p>1442779106.1543</text:p>
          </table:table-cell>
          <table:table-cell table:formula="of:=[.G176]-[.B176]" office:value-type="float" office:value="1.15271282196045" calcext:value-type="float">
            <text:p>1.15271282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9105.06513" calcext:value-type="float">
            <text:p>1442779105.06513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8.1077396869659" calcext:value-type="float">
            <text:p>38.107739687</text:p>
          </table:table-cell>
          <table:table-cell table:formula="of:=[.C177]/([.D177]-[.D176])" office:value-type="float" office:value="1032862.42834738" calcext:value-type="float">
            <text:p>1032862.42834738</text:p>
          </table:table-cell>
          <table:table-cell/>
          <table:table-cell office:value-type="float" office:value="1442779106.21782" calcext:value-type="float">
            <text:p>1442779106.21782</text:p>
          </table:table-cell>
          <table:table-cell table:formula="of:=[.G177]-[.B177]" office:value-type="float" office:value="1.15269184112549" calcext:value-type="float">
            <text:p>1.152691841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9105.12867" calcext:value-type="float">
            <text:p>1442779105.12867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8.1712801456451" calcext:value-type="float">
            <text:p>38.1712801456</text:p>
          </table:table-cell>
          <table:table-cell table:formula="of:=[.C178]/([.D178]-[.D177])" office:value-type="float" office:value="1032916.68590812" calcext:value-type="float">
            <text:p>1032916.68590812</text:p>
          </table:table-cell>
          <table:table-cell/>
          <table:table-cell office:value-type="float" office:value="1442779106.28156" calcext:value-type="float">
            <text:p>1442779106.28156</text:p>
          </table:table-cell>
          <table:table-cell table:formula="of:=[.G178]-[.B178]" office:value-type="float" office:value="1.15288496017456" calcext:value-type="float">
            <text:p>1.152884960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9105.19221" calcext:value-type="float">
            <text:p>1442779105.19221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8.2348144054413" calcext:value-type="float">
            <text:p>38.2348144054</text:p>
          </table:table-cell>
          <table:table-cell table:formula="of:=[.C179]/([.D179]-[.D178])" office:value-type="float" office:value="1033017.46507456" calcext:value-type="float">
            <text:p>1033017.46507456</text:p>
          </table:table-cell>
          <table:table-cell/>
          <table:table-cell office:value-type="float" office:value="1442779106.3451" calcext:value-type="float">
            <text:p>1442779106.3451</text:p>
          </table:table-cell>
          <table:table-cell table:formula="of:=[.G179]-[.B179]" office:value-type="float" office:value="1.15289449691772" calcext:value-type="float">
            <text:p>1.152894496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9105.25583" calcext:value-type="float">
            <text:p>1442779105.25583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8.2984347343445" calcext:value-type="float">
            <text:p>38.2984347343</text:p>
          </table:table-cell>
          <table:table-cell table:formula="of:=[.C180]/([.D180]-[.D179])" office:value-type="float" office:value="1031619.94179349" calcext:value-type="float">
            <text:p>1031619.94179349</text:p>
          </table:table-cell>
          <table:table-cell/>
          <table:table-cell office:value-type="float" office:value="1442779106.46776" calcext:value-type="float">
            <text:p>1442779106.46776</text:p>
          </table:table-cell>
          <table:table-cell table:formula="of:=[.G180]-[.B180]" office:value-type="float" office:value="1.21193218231201" calcext:value-type="float">
            <text:p>1.211932182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9105.31936" calcext:value-type="float">
            <text:p>1442779105.31936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8.3619694709778" calcext:value-type="float">
            <text:p>38.361969471</text:p>
          </table:table-cell>
          <table:table-cell table:formula="of:=[.C181]/([.D181]-[.D180])" office:value-type="float" office:value="1033009.71213281" calcext:value-type="float">
            <text:p>1033009.71213281</text:p>
          </table:table-cell>
          <table:table-cell/>
          <table:table-cell office:value-type="float" office:value="1442779106.52827" calcext:value-type="float">
            <text:p>1442779106.52827</text:p>
          </table:table-cell>
          <table:table-cell table:formula="of:=[.G181]-[.B181]" office:value-type="float" office:value="1.208904504776" calcext:value-type="float">
            <text:p>1.208904504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9105.38286" calcext:value-type="float">
            <text:p>1442779105.38286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8.4254653453827" calcext:value-type="float">
            <text:p>38.4254653454</text:p>
          </table:table-cell>
          <table:table-cell table:formula="of:=[.C182]/([.D182]-[.D181])" office:value-type="float" office:value="1033641.95886918" calcext:value-type="float">
            <text:p>1033641.95886918</text:p>
          </table:table-cell>
          <table:table-cell/>
          <table:table-cell office:value-type="float" office:value="1442779106.58875" calcext:value-type="float">
            <text:p>1442779106.58875</text:p>
          </table:table-cell>
          <table:table-cell table:formula="of:=[.G182]-[.B182]" office:value-type="float" office:value="1.20589733123779" calcext:value-type="float">
            <text:p>1.205897331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9105.44644" calcext:value-type="float">
            <text:p>1442779105.44644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8.4890518188477" calcext:value-type="float">
            <text:p>38.4890518188</text:p>
          </table:table-cell>
          <table:table-cell table:formula="of:=[.C183]/([.D183]-[.D182])" office:value-type="float" office:value="1032169.20869438" calcext:value-type="float">
            <text:p>1032169.20869438</text:p>
          </table:table-cell>
          <table:table-cell/>
          <table:table-cell office:value-type="float" office:value="1442779106.64958" calcext:value-type="float">
            <text:p>1442779106.64958</text:p>
          </table:table-cell>
          <table:table-cell table:formula="of:=[.G183]-[.B183]" office:value-type="float" office:value="1.20314002037048" calcext:value-type="float">
            <text:p>1.203140020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9105.51" calcext:value-type="float">
            <text:p>1442779105.51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8.5526089668274" calcext:value-type="float">
            <text:p>38.5526089668</text:p>
          </table:table-cell>
          <table:table-cell table:formula="of:=[.C184]/([.D184]-[.D183])" office:value-type="float" office:value="1032645.45509382" calcext:value-type="float">
            <text:p>1032645.45509382</text:p>
          </table:table-cell>
          <table:table-cell/>
          <table:table-cell office:value-type="float" office:value="1442779106.71017" calcext:value-type="float">
            <text:p>1442779106.71017</text:p>
          </table:table-cell>
          <table:table-cell table:formula="of:=[.G184]-[.B184]" office:value-type="float" office:value="1.20017147064209" calcext:value-type="float">
            <text:p>1.200171470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9105.57354" calcext:value-type="float">
            <text:p>1442779105.57354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8.6161513328552" calcext:value-type="float">
            <text:p>38.6161513329</text:p>
          </table:table-cell>
          <table:table-cell table:formula="of:=[.C185]/([.D185]-[.D184])" office:value-type="float" office:value="1032885.6808897" calcext:value-type="float">
            <text:p>1032885.6808897</text:p>
          </table:table-cell>
          <table:table-cell/>
          <table:table-cell office:value-type="float" office:value="1442779106.77088" calcext:value-type="float">
            <text:p>1442779106.77088</text:p>
          </table:table-cell>
          <table:table-cell table:formula="of:=[.G185]-[.B185]" office:value-type="float" office:value="1.19734239578247" calcext:value-type="float">
            <text:p>1.197342395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9105.63707" calcext:value-type="float">
            <text:p>1442779105.63707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8.679680109024" calcext:value-type="float">
            <text:p>38.679680109</text:p>
          </table:table-cell>
          <table:table-cell table:formula="of:=[.C186]/([.D186]-[.D185])" office:value-type="float" office:value="1033106.63226988" calcext:value-type="float">
            <text:p>1033106.63226988</text:p>
          </table:table-cell>
          <table:table-cell/>
          <table:table-cell office:value-type="float" office:value="1442779106.83151" calcext:value-type="float">
            <text:p>1442779106.83151</text:p>
          </table:table-cell>
          <table:table-cell table:formula="of:=[.G186]-[.B186]" office:value-type="float" office:value="1.19443798065186" calcext:value-type="float">
            <text:p>1.194437980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9105.7008" calcext:value-type="float">
            <text:p>1442779105.7008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8.7434108257294" calcext:value-type="float">
            <text:p>38.7434108257</text:p>
          </table:table-cell>
          <table:table-cell table:formula="of:=[.C187]/([.D187]-[.D186])" office:value-type="float" office:value="1029833.07568105" calcext:value-type="float">
            <text:p>1029833.07568105</text:p>
          </table:table-cell>
          <table:table-cell/>
          <table:table-cell office:value-type="float" office:value="1442779106.95203" calcext:value-type="float">
            <text:p>1442779106.95203</text:p>
          </table:table-cell>
          <table:table-cell table:formula="of:=[.G187]-[.B187]" office:value-type="float" office:value="1.25122976303101" calcext:value-type="float">
            <text:p>1.25122976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9105.76441" calcext:value-type="float">
            <text:p>1442779105.76441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8.8070154190063" calcext:value-type="float">
            <text:p>38.807015419</text:p>
          </table:table-cell>
          <table:table-cell table:formula="of:=[.C188]/([.D188]-[.D187])" office:value-type="float" office:value="1031875.16213167" calcext:value-type="float">
            <text:p>1031875.16213167</text:p>
          </table:table-cell>
          <table:table-cell/>
          <table:table-cell office:value-type="float" office:value="1442779107.01315" calcext:value-type="float">
            <text:p>1442779107.01315</text:p>
          </table:table-cell>
          <table:table-cell table:formula="of:=[.G188]-[.B188]" office:value-type="float" office:value="1.24874424934387" calcext:value-type="float">
            <text:p>1.248744249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9105.82795" calcext:value-type="float">
            <text:p>1442779105.82795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8.8705570697784" calcext:value-type="float">
            <text:p>38.8705570698</text:p>
          </table:table-cell>
          <table:table-cell table:formula="of:=[.C189]/([.D189]-[.D188])" office:value-type="float" office:value="1032897.30755348" calcext:value-type="float">
            <text:p>1032897.30755348</text:p>
          </table:table-cell>
          <table:table-cell/>
          <table:table-cell office:value-type="float" office:value="1442779107.07363" calcext:value-type="float">
            <text:p>1442779107.07363</text:p>
          </table:table-cell>
          <table:table-cell table:formula="of:=[.G189]-[.B189]" office:value-type="float" office:value="1.24568343162537" calcext:value-type="float">
            <text:p>1.245683431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9105.89149" calcext:value-type="float">
            <text:p>1442779105.89149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8.9340999126434" calcext:value-type="float">
            <text:p>38.9340999126</text:p>
          </table:table-cell>
          <table:table-cell table:formula="of:=[.C190]/([.D190]-[.D189])" office:value-type="float" office:value="1032877.92992593" calcext:value-type="float">
            <text:p>1032877.92992593</text:p>
          </table:table-cell>
          <table:table-cell/>
          <table:table-cell office:value-type="float" office:value="1442779107.13432" calcext:value-type="float">
            <text:p>1442779107.13432</text:p>
          </table:table-cell>
          <table:table-cell table:formula="of:=[.G190]-[.B190]" office:value-type="float" office:value="1.24283170700073" calcext:value-type="float">
            <text:p>1.24283170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9105.95501" calcext:value-type="float">
            <text:p>1442779105.95501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8.9976189136505" calcext:value-type="float">
            <text:p>38.9976189137</text:p>
          </table:table-cell>
          <table:table-cell table:formula="of:=[.C191]/([.D191]-[.D190])" office:value-type="float" office:value="1033265.62067128" calcext:value-type="float">
            <text:p>1033265.62067128</text:p>
          </table:table-cell>
          <table:table-cell/>
          <table:table-cell office:value-type="float" office:value="1442779107.2138" calcext:value-type="float">
            <text:p>1442779107.2138</text:p>
          </table:table-cell>
          <table:table-cell table:formula="of:=[.G191]-[.B191]" office:value-type="float" office:value="1.25878953933716" calcext:value-type="float">
            <text:p>1.258789539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9106.01754" calcext:value-type="float">
            <text:p>1442779106.01754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9.06014752388" calcext:value-type="float">
            <text:p>39.0601475239</text:p>
          </table:table-cell>
          <table:table-cell table:formula="of:=[.C192]/([.D192]-[.D191])" office:value-type="float" office:value="1049631.51682274" calcext:value-type="float">
            <text:p>1049631.51682274</text:p>
          </table:table-cell>
          <table:table-cell/>
          <table:table-cell office:value-type="float" office:value="1442779107.2745" calcext:value-type="float">
            <text:p>1442779107.2745</text:p>
          </table:table-cell>
          <table:table-cell table:formula="of:=[.G192]-[.B192]" office:value-type="float" office:value="1.25696492195129" calcext:value-type="float">
            <text:p>1.25696492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9106.078" calcext:value-type="float">
            <text:p>1442779106.078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9.1206133365631" calcext:value-type="float">
            <text:p>39.1206133366</text:p>
          </table:table-cell>
          <table:table-cell table:formula="of:=[.C193]/([.D193]-[.D192])" office:value-type="float" office:value="1085439.80619214" calcext:value-type="float">
            <text:p>1085439.80619214</text:p>
          </table:table-cell>
          <table:table-cell/>
          <table:table-cell office:value-type="float" office:value="1442779107.39555" calcext:value-type="float">
            <text:p>1442779107.39555</text:p>
          </table:table-cell>
          <table:table-cell table:formula="of:=[.G193]-[.B193]" office:value-type="float" office:value="1.31754517555237" calcext:value-type="float">
            <text:p>1.317545175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9106.13846" calcext:value-type="float">
            <text:p>1442779106.13846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9.1810638904572" calcext:value-type="float">
            <text:p>39.1810638905</text:p>
          </table:table-cell>
          <table:table-cell table:formula="of:=[.C194]/([.D194]-[.D193])" office:value-type="float" office:value="1085713.79039866" calcext:value-type="float">
            <text:p>1085713.79039866</text:p>
          </table:table-cell>
          <table:table-cell/>
          <table:table-cell office:value-type="float" office:value="1442779107.4834" calcext:value-type="float">
            <text:p>1442779107.4834</text:p>
          </table:table-cell>
          <table:table-cell table:formula="of:=[.G194]-[.B194]" office:value-type="float" office:value="1.34494352340698" calcext:value-type="float">
            <text:p>1.344943523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9106.19896" calcext:value-type="float">
            <text:p>1442779106.19896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9.2415709495544" calcext:value-type="float">
            <text:p>39.2415709496</text:p>
          </table:table-cell>
          <table:table-cell table:formula="of:=[.C195]/([.D195]-[.D194])" office:value-type="float" office:value="1084699.88426424" calcext:value-type="float">
            <text:p>1084699.88426424</text:p>
          </table:table-cell>
          <table:table-cell/>
          <table:table-cell office:value-type="float" office:value="1442779107.56408" calcext:value-type="float">
            <text:p>1442779107.56408</text:p>
          </table:table-cell>
          <table:table-cell table:formula="of:=[.G195]-[.B195]" office:value-type="float" office:value="1.36511564254761" calcext:value-type="float">
            <text:p>1.365115642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9106.25949" calcext:value-type="float">
            <text:p>1442779106.25949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9.3021016120911" calcext:value-type="float">
            <text:p>39.3021016121</text:p>
          </table:table-cell>
          <table:table-cell table:formula="of:=[.C196]/([.D196]-[.D195])" office:value-type="float" office:value="1084276.91437034" calcext:value-type="float">
            <text:p>1084276.91437034</text:p>
          </table:table-cell>
          <table:table-cell/>
          <table:table-cell office:value-type="float" office:value="1442779107.6312" calcext:value-type="float">
            <text:p>1442779107.6312</text:p>
          </table:table-cell>
          <table:table-cell table:formula="of:=[.G196]-[.B196]" office:value-type="float" office:value="1.37170362472534" calcext:value-type="float">
            <text:p>1.371703624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9106.32007" calcext:value-type="float">
            <text:p>1442779106.32007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9.3626782894135" calcext:value-type="float">
            <text:p>39.3626782894</text:p>
          </table:table-cell>
          <table:table-cell table:formula="of:=[.C197]/([.D197]-[.D196])" office:value-type="float" office:value="1083453.28435081" calcext:value-type="float">
            <text:p>1083453.28435081</text:p>
          </table:table-cell>
          <table:table-cell/>
          <table:table-cell office:value-type="float" office:value="1442779107.71188" calcext:value-type="float">
            <text:p>1442779107.71188</text:p>
          </table:table-cell>
          <table:table-cell table:formula="of:=[.G197]-[.B197]" office:value-type="float" office:value="1.39180970191956" calcext:value-type="float">
            <text:p>1.391809701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9106.38069" calcext:value-type="float">
            <text:p>1442779106.38069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9.4232976436615" calcext:value-type="float">
            <text:p>39.4232976437</text:p>
          </table:table-cell>
          <table:table-cell table:formula="of:=[.C198]/([.D198]-[.D197])" office:value-type="float" office:value="1082690.51714807" calcext:value-type="float">
            <text:p>1082690.51714807</text:p>
          </table:table-cell>
          <table:table-cell/>
          <table:table-cell office:value-type="float" office:value="1442779107.79248" calcext:value-type="float">
            <text:p>1442779107.79248</text:p>
          </table:table-cell>
          <table:table-cell table:formula="of:=[.G198]-[.B198]" office:value-type="float" office:value="1.41178750991821" calcext:value-type="float">
            <text:p>1.411787509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9106.44123" calcext:value-type="float">
            <text:p>1442779106.44123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9.4838356971741" calcext:value-type="float">
            <text:p>39.4838356972</text:p>
          </table:table-cell>
          <table:table-cell table:formula="of:=[.C199]/([.D199]-[.D198])" office:value-type="float" office:value="1084144.53706162" calcext:value-type="float">
            <text:p>1084144.53706162</text:p>
          </table:table-cell>
          <table:table-cell/>
          <table:table-cell office:value-type="float" office:value="1442779107.85977" calcext:value-type="float">
            <text:p>1442779107.85977</text:p>
          </table:table-cell>
          <table:table-cell table:formula="of:=[.G199]-[.B199]" office:value-type="float" office:value="1.41854786872864" calcext:value-type="float">
            <text:p>1.418547868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9106.50183" calcext:value-type="float">
            <text:p>1442779106.50183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9.5444343090057" calcext:value-type="float">
            <text:p>39.544434309</text:p>
          </table:table-cell>
          <table:table-cell table:formula="of:=[.C200]/([.D200]-[.D199])" office:value-type="float" office:value="1083061.11338519" calcext:value-type="float">
            <text:p>1083061.11338519</text:p>
          </table:table-cell>
          <table:table-cell/>
          <table:table-cell office:value-type="float" office:value="1442779107.94045" calcext:value-type="float">
            <text:p>1442779107.94045</text:p>
          </table:table-cell>
          <table:table-cell table:formula="of:=[.G200]-[.B200]" office:value-type="float" office:value="1.4386203289032" calcext:value-type="float">
            <text:p>1.438620328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9106.56239" calcext:value-type="float">
            <text:p>1442779106.56239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9.6049981117248" calcext:value-type="float">
            <text:p>39.6049981117</text:p>
          </table:table-cell>
          <table:table-cell table:formula="of:=[.C201]/([.D201]-[.D200])" office:value-type="float" office:value="1083683.60395712" calcext:value-type="float">
            <text:p>1083683.60395712</text:p>
          </table:table-cell>
          <table:table-cell/>
          <table:table-cell office:value-type="float" office:value="1442779108.02117" calcext:value-type="float">
            <text:p>1442779108.02117</text:p>
          </table:table-cell>
          <table:table-cell table:formula="of:=[.G201]-[.B201]" office:value-type="float" office:value="1.45878171920776" calcext:value-type="float">
            <text:p>1.45878171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9106.62296" calcext:value-type="float">
            <text:p>1442779106.62296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9.6655695438385" calcext:value-type="float">
            <text:p>39.6655695438</text:p>
          </table:table-cell>
          <table:table-cell table:formula="of:=[.C202]/([.D202]-[.D201])" office:value-type="float" office:value="1083547.10644545" calcext:value-type="float">
            <text:p>1083547.10644545</text:p>
          </table:table-cell>
          <table:table-cell/>
          <table:table-cell office:value-type="float" office:value="1442779108.08831" calcext:value-type="float">
            <text:p>1442779108.08831</text:p>
          </table:table-cell>
          <table:table-cell table:formula="of:=[.G202]-[.B202]" office:value-type="float" office:value="1.46534967422485" calcext:value-type="float">
            <text:p>1.465349674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9106.68354" calcext:value-type="float">
            <text:p>1442779106.68354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9.7261438369751" calcext:value-type="float">
            <text:p>39.726143837</text:p>
          </table:table-cell>
          <table:table-cell table:formula="of:=[.C203]/([.D203]-[.D202])" office:value-type="float" office:value="1083495.92874321" calcext:value-type="float">
            <text:p>1083495.92874321</text:p>
          </table:table-cell>
          <table:table-cell/>
          <table:table-cell office:value-type="float" office:value="1442779108.16914" calcext:value-type="float">
            <text:p>1442779108.16914</text:p>
          </table:table-cell>
          <table:table-cell table:formula="of:=[.G203]-[.B203]" office:value-type="float" office:value="1.48560833930969" calcext:value-type="float">
            <text:p>1.485608339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9106.74406" calcext:value-type="float">
            <text:p>1442779106.74406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9.7866699695587" calcext:value-type="float">
            <text:p>39.7866699696</text:p>
          </table:table-cell>
          <table:table-cell table:formula="of:=[.C204]/([.D204]-[.D203])" office:value-type="float" office:value="1084358.06482973" calcext:value-type="float">
            <text:p>1084358.06482973</text:p>
          </table:table-cell>
          <table:table-cell/>
          <table:table-cell office:value-type="float" office:value="1442779108.24963" calcext:value-type="float">
            <text:p>1442779108.24963</text:p>
          </table:table-cell>
          <table:table-cell table:formula="of:=[.G204]-[.B204]" office:value-type="float" office:value="1.50556397438049" calcext:value-type="float">
            <text:p>1.505563974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9106.80464" calcext:value-type="float">
            <text:p>1442779106.80464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9.8472497463226" calcext:value-type="float">
            <text:p>39.8472497463</text:p>
          </table:table-cell>
          <table:table-cell table:formula="of:=[.C205]/([.D205]-[.D204])" office:value-type="float" office:value="1083397.85165886" calcext:value-type="float">
            <text:p>1083397.85165886</text:p>
          </table:table-cell>
          <table:table-cell/>
          <table:table-cell office:value-type="float" office:value="1442779108.31683" calcext:value-type="float">
            <text:p>1442779108.31683</text:p>
          </table:table-cell>
          <table:table-cell table:formula="of:=[.G205]-[.B205]" office:value-type="float" office:value="1.51219415664673" calcext:value-type="float">
            <text:p>1.512194156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9106.8652" calcext:value-type="float">
            <text:p>1442779106.8652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9.9078052043915" calcext:value-type="float">
            <text:p>39.9078052044</text:p>
          </table:table-cell>
          <table:table-cell table:formula="of:=[.C206]/([.D206]-[.D205])" office:value-type="float" office:value="1083832.93749311" calcext:value-type="float">
            <text:p>1083832.93749311</text:p>
          </table:table-cell>
          <table:table-cell/>
          <table:table-cell office:value-type="float" office:value="1442779108.39761" calcext:value-type="float">
            <text:p>1442779108.39761</text:p>
          </table:table-cell>
          <table:table-cell table:formula="of:=[.G206]-[.B206]" office:value-type="float" office:value="1.53241491317749" calcext:value-type="float">
            <text:p>1.532414913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9106.92577" calcext:value-type="float">
            <text:p>1442779106.92577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9.9683837890625" calcext:value-type="float">
            <text:p>39.9683837891</text:p>
          </table:table-cell>
          <table:table-cell table:formula="of:=[.C207]/([.D207]-[.D206])" office:value-type="float" office:value="1083419.17125371" calcext:value-type="float">
            <text:p>1083419.17125371</text:p>
          </table:table-cell>
          <table:table-cell/>
          <table:table-cell office:value-type="float" office:value="1442779108.47821" calcext:value-type="float">
            <text:p>1442779108.47821</text:p>
          </table:table-cell>
          <table:table-cell table:formula="of:=[.G207]-[.B207]" office:value-type="float" office:value="1.55244016647339" calcext:value-type="float">
            <text:p>1.552440166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9106.98632" calcext:value-type="float">
            <text:p>1442779106.98632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0.0289273262024" calcext:value-type="float">
            <text:p>40.0289273262</text:p>
          </table:table-cell>
          <table:table-cell table:formula="of:=[.C208]/([.D208]-[.D207])" office:value-type="float" office:value="1084046.34252455" calcext:value-type="float">
            <text:p>1084046.34252455</text:p>
          </table:table-cell>
          <table:table-cell/>
          <table:table-cell office:value-type="float" office:value="1442779108.54163" calcext:value-type="float">
            <text:p>1442779108.54163</text:p>
          </table:table-cell>
          <table:table-cell table:formula="of:=[.G208]-[.B208]" office:value-type="float" office:value="1.55531549453735" calcext:value-type="float">
            <text:p>1.55531549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5:05:19.664537236</dc:date>
    <meta:editing-duration>PT5M50S</meta:editing-duration>
    <meta:editing-cycles>1</meta:editing-cycles>
    <meta:document-statistic meta:table-count="1" meta:cell-count="1456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1.sender_i.routed_msg_pub.network'.D1:'source_1.sender_i.routed_msg_pub.network'.E208" chart:data-source-has-labels="row" svg:x="0.32cm" svg:y="0.18cm" svg:width="11.793cm" svg:height="8.64cm">
          <chartooo:coordinate-region svg:x="1.682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1.sender_i.routed_msg_pub.network'.E2:'source_1.sender_i.routed_msg_pub.network'.E208" chart:label-cell-address="'source_1.sender_i.routed_msg_pub.network'.E1:'source_1.sender_i.routed_msg_pub.network'.E1" chart:class="chart:scatter">
            <chart:domain table:cell-range-address="'source_1.sender_i.routed_msg_pub.network'.D2:'source_1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1.sender_i.routed_msg_pub.network'.E1:'source_1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1.sender_i.routed_msg_pub.network'.E2:'source_1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663504600525">
                <text:p>13.0663504600525</text:p>
              </table:table-cell>
              <table:table-cell office:value-type="float" office:value="5022.97869635867">
                <text:p>5022.97869635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489033699036">
                <text:p>13.1489033699036</text:p>
              </table:table-cell>
              <table:table-cell office:value-type="float" office:value="795029.51644467">
                <text:p>795029.51644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2314128875732">
                <text:p>13.2314128875732</text:p>
              </table:table-cell>
              <table:table-cell office:value-type="float" office:value="795447.626572659">
                <text:p>795447.626572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137056827545">
                <text:p>13.3137056827545</text:p>
              </table:table-cell>
              <table:table-cell office:value-type="float" office:value="797542.480546759">
                <text:p>797542.480546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961555957794">
                <text:p>13.3961555957794</text:p>
              </table:table-cell>
              <table:table-cell office:value-type="float" office:value="796022.671123706">
                <text:p>796022.671123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4784421920776">
                <text:p>13.4784421920776</text:p>
              </table:table-cell>
              <table:table-cell office:value-type="float" office:value="797602.561687456">
                <text:p>797602.561687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560733795166">
                <text:p>13.560733795166</text:p>
              </table:table-cell>
              <table:table-cell office:value-type="float" office:value="797554.033909305">
                <text:p>797554.033909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6430079936981">
                <text:p>13.6430079936981</text:p>
              </table:table-cell>
              <table:table-cell office:value-type="float" office:value="797722.751129438">
                <text:p>797722.751129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252671718597">
                <text:p>13.7252671718597</text:p>
              </table:table-cell>
              <table:table-cell office:value-type="float" office:value="797868.413796302">
                <text:p>797868.413796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075153827667">
                <text:p>13.8075153827667</text:p>
              </table:table-cell>
              <table:table-cell office:value-type="float" office:value="797974.804269307">
                <text:p>797974.804269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897798061371">
                <text:p>13.8897798061371</text:p>
              </table:table-cell>
              <table:table-cell office:value-type="float" office:value="797817.541423943">
                <text:p>797817.54142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9720325469971">
                <text:p>13.9720325469971</text:p>
              </table:table-cell>
              <table:table-cell office:value-type="float" office:value="797930.856939126">
                <text:p>797930.856939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0544376373291">
                <text:p>14.0544376373291</text:p>
              </table:table-cell>
              <table:table-cell office:value-type="float" office:value="796455.652624757">
                <text:p>796455.652624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1329319477081">
                <text:p>14.1329319477081</text:p>
              </table:table-cell>
              <table:table-cell office:value-type="float" office:value="836137.035704631">
                <text:p>836137.035704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114036083221">
                <text:p>14.2114036083221</text:p>
              </table:table-cell>
              <table:table-cell office:value-type="float" office:value="836378.375154193">
                <text:p>836378.375154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2898395061493">
                <text:p>14.2898395061493</text:p>
              </table:table-cell>
              <table:table-cell office:value-type="float" office:value="836759.721226564">
                <text:p>836759.721226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3682854175568">
                <text:p>14.3682854175568</text:p>
              </table:table-cell>
              <table:table-cell office:value-type="float" office:value="836652.909277686">
                <text:p>836652.909277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467179775238">
                <text:p>14.4467179775238</text:p>
              </table:table-cell>
              <table:table-cell office:value-type="float" office:value="836795.331270329">
                <text:p>836795.331270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5252313613892">
                <text:p>14.5252313613892</text:p>
              </table:table-cell>
              <table:table-cell office:value-type="float" office:value="835933.910485289">
                <text:p>835933.910485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603657245636">
                <text:p>14.603657245636</text:p>
              </table:table-cell>
              <table:table-cell office:value-type="float" office:value="836866.560451387">
                <text:p>836866.560451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6820242404938">
                <text:p>14.6820242404938</text:p>
              </table:table-cell>
              <table:table-cell office:value-type="float" office:value="837495.429282465">
                <text:p>837495.42928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7604682445526">
                <text:p>14.7604682445526</text:p>
              </table:table-cell>
              <table:table-cell office:value-type="float" office:value="836673.252308384">
                <text:p>836673.252308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8388977050781">
                <text:p>14.8388977050781</text:p>
              </table:table-cell>
              <table:table-cell office:value-type="float" office:value="836828.400453555">
                <text:p>836828.400453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9173579216003">
                <text:p>14.9173579216003</text:p>
              </table:table-cell>
              <table:table-cell office:value-type="float" office:value="836500.368073999">
                <text:p>836500.368073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995817899704">
                <text:p>14.995817899704</text:p>
              </table:table-cell>
              <table:table-cell office:value-type="float" office:value="836502.909971588">
                <text:p>836502.9099715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0681395530701">
                <text:p>15.0681395530701</text:p>
              </table:table-cell>
              <table:table-cell office:value-type="float" office:value="907501.376769885">
                <text:p>907501.376769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1324787139893">
                <text:p>15.1324787139893</text:p>
              </table:table-cell>
              <table:table-cell office:value-type="float" office:value="1020094.12405043">
                <text:p>1020094.12405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968295574188">
                <text:p>15.1968295574188</text:p>
              </table:table-cell>
              <table:table-cell office:value-type="float" office:value="1019908.93206919">
                <text:p>1019908.93206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2611587047577">
                <text:p>15.2611587047577</text:p>
              </table:table-cell>
              <table:table-cell office:value-type="float" office:value="1020252.91357073">
                <text:p>1020252.91357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3254203796387">
                <text:p>15.3254203796387</text:p>
              </table:table-cell>
              <table:table-cell office:value-type="float" office:value="1021324.1426022">
                <text:p>1021324.1426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3897001743317">
                <text:p>15.3897001743317</text:p>
              </table:table-cell>
              <table:table-cell office:value-type="float" office:value="1021036.24184653">
                <text:p>1021036.241846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4540119171143">
                <text:p>15.4540119171143</text:p>
              </table:table-cell>
              <table:table-cell office:value-type="float" office:value="1020529.02254368">
                <text:p>1020529.02254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183634757996">
                <text:p>15.5183634757996</text:p>
              </table:table-cell>
              <table:table-cell office:value-type="float" office:value="1019897.59596903">
                <text:p>1019897.59596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5826787948608">
                <text:p>15.5826787948608</text:p>
              </table:table-cell>
              <table:table-cell office:value-type="float" office:value="1020472.27562482">
                <text:p>1020472.27562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470334529877">
                <text:p>15.6470334529877</text:p>
              </table:table-cell>
              <table:table-cell office:value-type="float" office:value="1019848.47578013">
                <text:p>1019848.47578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7113263607025">
                <text:p>15.7113263607025</text:p>
              </table:table-cell>
              <table:table-cell office:value-type="float" office:value="1020827.99382936">
                <text:p>1020827.993829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7756764888763">
                <text:p>15.7756764888763</text:p>
              </table:table-cell>
              <table:table-cell office:value-type="float" office:value="1019920.26842136">
                <text:p>1019920.26842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400011062622">
                <text:p>15.8400011062622</text:p>
              </table:table-cell>
              <table:table-cell office:value-type="float" office:value="1020324.76316638">
                <text:p>1020324.76316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9043138027191">
                <text:p>15.9043138027191</text:p>
              </table:table-cell>
              <table:table-cell office:value-type="float" office:value="1020513.8894149">
                <text:p>1020513.8894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686055183411">
                <text:p>15.9686055183411</text:p>
              </table:table-cell>
              <table:table-cell office:value-type="float" office:value="1020846.92195699">
                <text:p>1020846.92195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0329341888428">
                <text:p>16.0329341888428</text:p>
              </table:table-cell>
              <table:table-cell office:value-type="float" office:value="1020260.47620954">
                <text:p>1020260.476209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0993986129761">
                <text:p>16.0993986129761</text:p>
              </table:table-cell>
              <table:table-cell office:value-type="float" office:value="987475.643637094">
                <text:p>987475.6436370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658680438995">
                <text:p>16.1658680438995</text:p>
              </table:table-cell>
              <table:table-cell office:value-type="float" office:value="987401.262327246">
                <text:p>987401.262327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2323045730591">
                <text:p>16.2323045730591</text:p>
              </table:table-cell>
              <table:table-cell office:value-type="float" office:value="987890.259022806">
                <text:p>987890.259022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2987275123596">
                <text:p>16.2987275123596</text:p>
              </table:table-cell>
              <table:table-cell office:value-type="float" office:value="988092.377289141">
                <text:p>988092.377289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3651564121246">
                <text:p>16.3651564121246</text:p>
              </table:table-cell>
              <table:table-cell office:value-type="float" office:value="988003.718745402">
                <text:p>988003.7187454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31592464447">
                <text:p>16.431592464447</text:p>
              </table:table-cell>
              <table:table-cell office:value-type="float" office:value="987897.349492021">
                <text:p>987897.349492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80316162109">
                <text:p>16.4980316162109</text:p>
              </table:table-cell>
              <table:table-cell office:value-type="float" office:value="987851.263261396">
                <text:p>987851.263261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564521074295">
                <text:p>16.564521074295</text:p>
              </table:table-cell>
              <table:table-cell office:value-type="float" office:value="987103.849109105">
                <text:p>987103.849109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6310184001923">
                <text:p>16.6310184001923</text:p>
              </table:table-cell>
              <table:table-cell office:value-type="float" office:value="986987.057215589">
                <text:p>986987.0572155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6974642276764">
                <text:p>16.6974642276764</text:p>
              </table:table-cell>
              <table:table-cell office:value-type="float" office:value="987752.015213819">
                <text:p>987752.0152138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7639739513397">
                <text:p>16.7639739513397</text:p>
              </table:table-cell>
              <table:table-cell office:value-type="float" office:value="986803.077580459">
                <text:p>986803.077580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304045200348">
                <text:p>16.8304045200348</text:p>
              </table:table-cell>
              <table:table-cell office:value-type="float" office:value="987978.897204178">
                <text:p>987978.8972041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8968844413757">
                <text:p>16.8968844413757</text:p>
              </table:table-cell>
              <table:table-cell office:value-type="float" office:value="987245.452102841">
                <text:p>987245.4521028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9633467197418">
                <text:p>16.9633467197418</text:p>
              </table:table-cell>
              <table:table-cell office:value-type="float" office:value="987507.524771939">
                <text:p>987507.5247719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0297696590424">
                <text:p>17.0297696590424</text:p>
              </table:table-cell>
              <table:table-cell office:value-type="float" office:value="988092.377289141">
                <text:p>988092.3772891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0962390899658">
                <text:p>17.0962390899658</text:p>
              </table:table-cell>
              <table:table-cell office:value-type="float" office:value="987401.262327246">
                <text:p>987401.262327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626760959625">
                <text:p>17.1626760959625</text:p>
              </table:table-cell>
              <table:table-cell office:value-type="float" office:value="987883.168655372">
                <text:p>987883.168655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2291574478149">
                <text:p>17.2291574478149</text:p>
              </table:table-cell>
              <table:table-cell office:value-type="float" office:value="987224.209063882">
                <text:p>987224.2090638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2955980300903">
                <text:p>17.2955980300903</text:p>
              </table:table-cell>
              <table:table-cell office:value-type="float" office:value="987829.994143653">
                <text:p>987829.9941436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3620321750641">
                <text:p>17.3620321750641</text:p>
              </table:table-cell>
              <table:table-cell office:value-type="float" office:value="987925.712386729">
                <text:p>987925.712386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4284574985504">
                <text:p>17.4284574985504</text:p>
              </table:table-cell>
              <table:table-cell office:value-type="float" office:value="988056.911962327">
                <text:p>988056.9119623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4949052333832">
                <text:p>17.4949052333832</text:p>
              </table:table-cell>
              <table:table-cell office:value-type="float" office:value="987723.662291623">
                <text:p>987723.6622916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5613563060761">
                <text:p>17.5613563060761</text:p>
              </table:table-cell>
              <table:table-cell office:value-type="float" office:value="987674.048594268">
                <text:p>987674.048594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6278641223907">
                <text:p>17.6278641223907</text:p>
              </table:table-cell>
              <table:table-cell office:value-type="float" office:value="986831.377675172">
                <text:p>986831.377675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6942744255066">
                <text:p>17.6942744255066</text:p>
              </table:table-cell>
              <table:table-cell office:value-type="float" office:value="988280.386034572">
                <text:p>988280.3860345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7606842517853">
                <text:p>17.7606842517853</text:p>
              </table:table-cell>
              <table:table-cell office:value-type="float" office:value="988287.482105097">
                <text:p>988287.4821050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8271377086639">
                <text:p>17.8271377086639</text:p>
              </table:table-cell>
              <table:table-cell office:value-type="float" office:value="987638.613290472">
                <text:p>987638.6132904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8935675621033">
                <text:p>17.8935675621033</text:p>
              </table:table-cell>
              <table:table-cell office:value-type="float" office:value="987989.534854842">
                <text:p>987989.5348548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9599404335022">
                <text:p>17.9599404335022</text:p>
              </table:table-cell>
              <table:table-cell office:value-type="float" office:value="988837.73771858">
                <text:p>988837.737718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0263423919678">
                <text:p>18.0263423919678</text:p>
              </table:table-cell>
              <table:table-cell office:value-type="float" office:value="988404.581982694">
                <text:p>988404.581982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0908286571503">
                <text:p>18.0908286571503</text:p>
              </table:table-cell>
              <table:table-cell office:value-type="float" office:value="1017767.11388483">
                <text:p>1017767.113884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1541986465454">
                <text:p>18.1541986465454</text:p>
              </table:table-cell>
              <table:table-cell office:value-type="float" office:value="1035695.29719744">
                <text:p>1035695.29719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2175912857056">
                <text:p>18.2175912857056</text:p>
              </table:table-cell>
              <table:table-cell office:value-type="float" office:value="1035325.25021062">
                <text:p>1035325.250210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2810578346252">
                <text:p>18.2810578346252</text:p>
              </table:table-cell>
              <table:table-cell office:value-type="float" office:value="1034119.56561657">
                <text:p>1034119.56561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3445072174072">
                <text:p>18.3445072174072</text:p>
              </table:table-cell>
              <table:table-cell office:value-type="float" office:value="1034399.3451523">
                <text:p>1034399.34515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4079835414886">
                <text:p>18.4079835414886</text:p>
              </table:table-cell>
              <table:table-cell office:value-type="float" office:value="1033960.31433411">
                <text:p>1033960.31433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4714217185974">
                <text:p>18.4714217185974</text:p>
              </table:table-cell>
              <table:table-cell office:value-type="float" office:value="1034582.06069626">
                <text:p>1034582.060696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5348832607269">
                <text:p>18.5348832607269</text:p>
              </table:table-cell>
              <table:table-cell office:value-type="float" office:value="1034201.152346">
                <text:p>1034201.1523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598349571228">
                <text:p>18.598349571228</text:p>
              </table:table-cell>
              <table:table-cell office:value-type="float" office:value="1034123.45040703">
                <text:p>1034123.45040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6618764400482">
                <text:p>18.6618764400482</text:p>
              </table:table-cell>
              <table:table-cell office:value-type="float" office:value="1033137.65055489">
                <text:p>1033137.650554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7253019809723">
                <text:p>18.7253019809723</text:p>
              </table:table-cell>
              <table:table-cell office:value-type="float" office:value="1034788.17908024">
                <text:p>1034788.17908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788743019104">
                <text:p>18.788743019104</text:p>
              </table:table-cell>
              <table:table-cell office:value-type="float" office:value="1034535.40378292">
                <text:p>1034535.40378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8521702289581">
                <text:p>18.8521702289581</text:p>
              </table:table-cell>
              <table:table-cell office:value-type="float" office:value="1034760.95119027">
                <text:p>1034760.951190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91561460495">
                <text:p>18.91561460495</text:p>
              </table:table-cell>
              <table:table-cell office:value-type="float" office:value="1034480.97603578">
                <text:p>1034480.976035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9790229797363">
                <text:p>18.9790229797363</text:p>
              </table:table-cell>
              <table:table-cell office:value-type="float" office:value="1035068.32056671">
                <text:p>1035068.32056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0424208641052">
                <text:p>19.0424208641052</text:p>
              </table:table-cell>
              <table:table-cell office:value-type="float" office:value="1035239.59282464">
                <text:p>1035239.59282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1029100418091">
                <text:p>19.1029100418091</text:p>
              </table:table-cell>
              <table:table-cell office:value-type="float" office:value="1085020.5357613">
                <text:p>1085020.53576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1633722782135">
                <text:p>19.1633722782135</text:p>
              </table:table-cell>
              <table:table-cell office:value-type="float" office:value="1085504.00883291">
                <text:p>1085504.00883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2238252162933">
                <text:p>19.2238252162933</text:p>
              </table:table-cell>
              <table:table-cell office:value-type="float" office:value="1085670.97124918">
                <text:p>1085670.97124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284214258194">
                <text:p>19.284214258194</text:p>
              </table:table-cell>
              <table:table-cell office:value-type="float" office:value="1086819.69334755">
                <text:p>1086819.69334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3446502685547">
                <text:p>19.3446502685547</text:p>
              </table:table-cell>
              <table:table-cell office:value-type="float" office:value="1085975.06036996">
                <text:p>1085975.06036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4051580429077">
                <text:p>19.4051580429077</text:p>
              </table:table-cell>
              <table:table-cell office:value-type="float" office:value="1084687.06214636">
                <text:p>1084687.062146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655909538269">
                <text:p>19.4655909538269</text:p>
              </table:table-cell>
              <table:table-cell office:value-type="float" office:value="1086030.75711118">
                <text:p>1086030.75711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5260148048401">
                <text:p>19.5260148048401</text:p>
              </table:table-cell>
              <table:table-cell office:value-type="float" office:value="1086193.59573226">
                <text:p>1086193.59573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5864737033844">
                <text:p>19.5864737033844</text:p>
              </table:table-cell>
              <table:table-cell office:value-type="float" office:value="1085563.93815043">
                <text:p>1085563.938150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469023227692">
                <text:p>19.6469023227692</text:p>
              </table:table-cell>
              <table:table-cell office:value-type="float" office:value="1086107.88510826">
                <text:p>1086107.885108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7073590755463">
                <text:p>19.7073590755463</text:p>
              </table:table-cell>
              <table:table-cell office:value-type="float" office:value="1085602.46763469">
                <text:p>1085602.467634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678072452545">
                <text:p>19.7678072452545</text:p>
              </table:table-cell>
              <table:table-cell office:value-type="float" office:value="1085756.61292587">
                <text:p>1085756.612925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8282635211945">
                <text:p>19.8282635211945</text:p>
              </table:table-cell>
              <table:table-cell office:value-type="float" office:value="1085611.03011374">
                <text:p>1085611.030113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8887343406677">
                <text:p>19.8887343406677</text:p>
              </table:table-cell>
              <table:table-cell office:value-type="float" office:value="1085349.9352529">
                <text:p>1085349.93525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9491789340973">
                <text:p>19.9491789340973</text:p>
              </table:table-cell>
              <table:table-cell office:value-type="float" office:value="1085820.85305081">
                <text:p>1085820.85305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0096580982208">
                <text:p>20.0096580982208</text:p>
              </table:table-cell>
              <table:table-cell office:value-type="float" office:value="1085200.18342085">
                <text:p>1085200.18342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0801775455475">
                <text:p>33.0801775455475</text:p>
              </table:table-cell>
              <table:table-cell office:value-type="float" office:value="5021.37656154315">
                <text:p>5021.376561543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1625964641571">
                <text:p>33.1625964641571</text:p>
              </table:table-cell>
              <table:table-cell office:value-type="float" office:value="796322.022991698">
                <text:p>796322.022991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.2449188232422">
                <text:p>33.2449188232422</text:p>
              </table:table-cell>
              <table:table-cell office:value-type="float" office:value="797256.064202036">
                <text:p>797256.0642020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.3272223472595">
                <text:p>33.3272223472595</text:p>
              </table:table-cell>
              <table:table-cell office:value-type="float" office:value="797438.515344461">
                <text:p>797438.5153444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4096174240112">
                <text:p>33.4096174240112</text:p>
              </table:table-cell>
              <table:table-cell office:value-type="float" office:value="796552.44691108">
                <text:p>796552.44691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4920718669891">
                <text:p>33.4920718669891</text:p>
              </table:table-cell>
              <table:table-cell office:value-type="float" office:value="795978.938546549">
                <text:p>795978.938546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5744071006775">
                <text:p>33.5744071006775</text:p>
              </table:table-cell>
              <table:table-cell office:value-type="float" office:value="797131.398793649">
                <text:p>797131.3987936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6567149162292">
                <text:p>33.6567149162292</text:p>
              </table:table-cell>
              <table:table-cell office:value-type="float" office:value="797396.936852594">
                <text:p>797396.9368525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7390229701996">
                <text:p>33.7390229701996</text:p>
              </table:table-cell>
              <table:table-cell office:value-type="float" office:value="797394.627063509">
                <text:p>797394.6270635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8214700222015">
                <text:p>33.8214700222015</text:p>
              </table:table-cell>
              <table:table-cell office:value-type="float" office:value="796050.294174802">
                <text:p>796050.2941748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903870344162">
                <text:p>33.903870344162</text:p>
              </table:table-cell>
              <table:table-cell office:value-type="float" office:value="796501.742208025">
                <text:p>796501.742208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.9863200187683">
                <text:p>33.9863200187683</text:p>
              </table:table-cell>
              <table:table-cell office:value-type="float" office:value="796024.97297141">
                <text:p>796024.97297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0677325725555">
                <text:p>34.0677325725555</text:p>
              </table:table-cell>
              <table:table-cell office:value-type="float" office:value="806165.596666169">
                <text:p>806165.5966661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.1462123394012">
                <text:p>34.1462123394012</text:p>
              </table:table-cell>
              <table:table-cell office:value-type="float" office:value="836291.985028922">
                <text:p>836291.985028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2246513366699">
                <text:p>34.2246513366699</text:p>
              </table:table-cell>
              <table:table-cell office:value-type="float" office:value="836726.657471041">
                <text:p>836726.6574710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303219795227">
                <text:p>34.303219795227</text:p>
              </table:table-cell>
              <table:table-cell office:value-type="float" office:value="835347.939940523">
                <text:p>835347.939940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.3817825317383">
                <text:p>34.3817825317383</text:p>
              </table:table-cell>
              <table:table-cell office:value-type="float" office:value="835408.781752631">
                <text:p>835408.7817526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4602406024933">
                <text:p>34.4602406024933</text:p>
              </table:table-cell>
              <table:table-cell office:value-type="float" office:value="836523.245708451">
                <text:p>836523.2457084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5387318134308">
                <text:p>34.5387318134308</text:p>
              </table:table-cell>
              <table:table-cell office:value-type="float" office:value="836170.052877138">
                <text:p>836170.0528771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6174178123474">
                <text:p>34.6174178123474</text:p>
              </table:table-cell>
              <table:table-cell office:value-type="float" office:value="834100.105528841">
                <text:p>834100.1055288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6959462165832">
                <text:p>34.6959462165832</text:p>
              </table:table-cell>
              <table:table-cell office:value-type="float" office:value="835774.018823701">
                <text:p>835774.0188237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7744994163513">
                <text:p>34.7744994163513</text:p>
              </table:table-cell>
              <table:table-cell office:value-type="float" office:value="835510.204470128">
                <text:p>835510.2044701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8530251979828">
                <text:p>34.8530251979828</text:p>
              </table:table-cell>
              <table:table-cell office:value-type="float" office:value="835801.932007736">
                <text:p>835801.9320077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9315693378448">
                <text:p>34.9315693378448</text:p>
              </table:table-cell>
              <table:table-cell office:value-type="float" office:value="835606.578864612">
                <text:p>835606.578864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0100836753845">
                <text:p>35.0100836753845</text:p>
              </table:table-cell>
              <table:table-cell office:value-type="float" office:value="835923.756814945">
                <text:p>835923.7568149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0808029174805">
                <text:p>35.0808029174805</text:p>
              </table:table-cell>
              <table:table-cell office:value-type="float" office:value="928064.244678341">
                <text:p>928064.2446783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1452195644379">
                <text:p>35.1452195644379</text:p>
              </table:table-cell>
              <table:table-cell office:value-type="float" office:value="1018867.06464878">
                <text:p>1018867.064648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.2096552848816">
                <text:p>35.2096552848816</text:p>
              </table:table-cell>
              <table:table-cell office:value-type="float" office:value="1018565.47188479">
                <text:p>1018565.471884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.2741034030914">
                <text:p>35.2741034030914</text:p>
              </table:table-cell>
              <table:table-cell office:value-type="float" office:value="1018369.532316">
                <text:p>1018369.5323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.3384788036346">
                <text:p>35.3384788036346</text:p>
              </table:table-cell>
              <table:table-cell office:value-type="float" office:value="1019519.87010851">
                <text:p>1019519.870108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4029893875122">
                <text:p>35.4029893875122</text:p>
              </table:table-cell>
              <table:table-cell office:value-type="float" office:value="1017383.444003">
                <text:p>1017383.4440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4674232006073">
                <text:p>35.4674232006073</text:p>
              </table:table-cell>
              <table:table-cell office:value-type="float" office:value="1018595.62312631">
                <text:p>1018595.623126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5318992137909">
                <text:p>35.5318992137909</text:p>
              </table:table-cell>
              <table:table-cell office:value-type="float" office:value="1017928.94379363">
                <text:p>1017928.943793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.5963916778564">
                <text:p>35.5963916778564</text:p>
              </table:table-cell>
              <table:table-cell office:value-type="float" office:value="1017669.28820226">
                <text:p>1017669.288202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6608109474182">
                <text:p>35.6608109474182</text:p>
              </table:table-cell>
              <table:table-cell office:value-type="float" office:value="1018825.5850537">
                <text:p>1018825.5850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7252497673035">
                <text:p>35.7252497673035</text:p>
              </table:table-cell>
              <table:table-cell office:value-type="float" office:value="1018516.47992423">
                <text:p>1018516.479924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7896645069122">
                <text:p>35.7896645069122</text:p>
              </table:table-cell>
              <table:table-cell office:value-type="float" office:value="1018897.2337485">
                <text:p>1018897.23374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8540499210358">
                <text:p>35.8540499210358</text:p>
              </table:table-cell>
              <table:table-cell office:value-type="float" office:value="1019361.30866648">
                <text:p>1019361.308666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9184665679932">
                <text:p>35.9184665679932</text:p>
              </table:table-cell>
              <table:table-cell office:value-type="float" office:value="1018867.06464878">
                <text:p>1018867.064648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9828925132751">
                <text:p>35.9828925132751</text:p>
              </table:table-cell>
              <table:table-cell office:value-type="float" office:value="1018720.01586843">
                <text:p>1018720.015868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0483672618866">
                <text:p>36.0483672618866</text:p>
              </table:table-cell>
              <table:table-cell office:value-type="float" office:value="1002401.71045914">
                <text:p>1002401.710459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1148715019226">
                <text:p>36.1148715019226</text:p>
              </table:table-cell>
              <table:table-cell office:value-type="float" office:value="986884.444728059">
                <text:p>986884.4447280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1813099384308">
                <text:p>36.1813099384308</text:p>
              </table:table-cell>
              <table:table-cell office:value-type="float" office:value="987861.898163732">
                <text:p>987861.8981637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2476961612701">
                <text:p>36.2476961612701</text:p>
              </table:table-cell>
              <table:table-cell office:value-type="float" office:value="988638.865006967">
                <text:p>988638.8650069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3141515254974">
                <text:p>36.3141515254974</text:p>
              </table:table-cell>
              <table:table-cell office:value-type="float" office:value="987610.266878099">
                <text:p>987610.2668780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3807871341705">
                <text:p>36.3807871341705</text:p>
              </table:table-cell>
              <table:table-cell office:value-type="float" office:value="984938.853368636">
                <text:p>984938.8533686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4473385810852">
                <text:p>36.4473385810852</text:p>
              </table:table-cell>
              <table:table-cell office:value-type="float" office:value="986184.418862422">
                <text:p>986184.4188624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513904094696">
                <text:p>36.513904094696</text:p>
              </table:table-cell>
              <table:table-cell office:value-type="float" office:value="985976.017306838">
                <text:p>985976.017306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5804972648621">
                <text:p>36.5804972648621</text:p>
              </table:table-cell>
              <table:table-cell office:value-type="float" office:value="985566.53537263">
                <text:p>985566.535372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6470384597778">
                <text:p>36.6470384597778</text:p>
              </table:table-cell>
              <table:table-cell office:value-type="float" office:value="986336.360251385">
                <text:p>986336.360251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7135608196259">
                <text:p>36.7135608196259</text:p>
              </table:table-cell>
              <table:table-cell office:value-type="float" office:value="986615.630442808">
                <text:p>986615.6304428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7801010608673">
                <text:p>36.7801010608673</text:p>
              </table:table-cell>
              <table:table-cell office:value-type="float" office:value="986350.496714322">
                <text:p>986350.4967143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8466629981995">
                <text:p>36.8466629981995</text:p>
              </table:table-cell>
              <table:table-cell office:value-type="float" office:value="986028.992402778">
                <text:p>986028.992402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9132695198059">
                <text:p>36.9132695198059</text:p>
              </table:table-cell>
              <table:table-cell office:value-type="float" office:value="985368.976146158">
                <text:p>985368.9761461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9797599315643">
                <text:p>36.9797599315643</text:p>
              </table:table-cell>
              <table:table-cell office:value-type="float" office:value="987089.69104385">
                <text:p>987089.691043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0462799072266">
                <text:p>37.0462799072266</text:p>
              </table:table-cell>
              <table:table-cell office:value-type="float" office:value="986650.992376481">
                <text:p>986650.9923764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1128034591675">
                <text:p>37.1128034591675</text:p>
              </table:table-cell>
              <table:table-cell office:value-type="float" office:value="986597.950426493">
                <text:p>986597.9504264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1793644428253">
                <text:p>37.1793644428253</text:p>
              </table:table-cell>
              <table:table-cell office:value-type="float" office:value="986043.120056452">
                <text:p>986043.1200564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2459185123444">
                <text:p>37.2459185123444</text:p>
              </table:table-cell>
              <table:table-cell office:value-type="float" office:value="986145.557654004">
                <text:p>986145.557654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3124263286591">
                <text:p>37.3124263286591</text:p>
              </table:table-cell>
              <table:table-cell office:value-type="float" office:value="986831.377675172">
                <text:p>986831.3776751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.3790106773376">
                <text:p>37.3790106773376</text:p>
              </table:table-cell>
              <table:table-cell office:value-type="float" office:value="985697.109043058">
                <text:p>985697.109043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4455380439758">
                <text:p>37.4455380439758</text:p>
              </table:table-cell>
              <table:table-cell office:value-type="float" office:value="986541.378632148">
                <text:p>986541.3786321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.5119857788086">
                <text:p>37.5119857788086</text:p>
              </table:table-cell>
              <table:table-cell office:value-type="float" office:value="987723.662291623">
                <text:p>987723.6622916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5785579681396">
                <text:p>37.5785579681396</text:p>
              </table:table-cell>
              <table:table-cell office:value-type="float" office:value="985877.145689482">
                <text:p>985877.1456894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6450583934784">
                <text:p>37.6450583934784</text:p>
              </table:table-cell>
              <table:table-cell office:value-type="float" office:value="986941.055875636">
                <text:p>986941.0558756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.7115802764893">
                <text:p>37.7115802764893</text:p>
              </table:table-cell>
              <table:table-cell office:value-type="float" office:value="986622.702626759">
                <text:p>986622.7026267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.7781839370728">
                <text:p>37.7781839370728</text:p>
              </table:table-cell>
              <table:table-cell office:value-type="float" office:value="985411.303598276">
                <text:p>985411.3035982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8446292877197">
                <text:p>37.8446292877197</text:p>
              </table:table-cell>
              <table:table-cell office:value-type="float" office:value="987759.103698707">
                <text:p>987759.1036987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9111728668213">
                <text:p>37.9111728668213</text:p>
              </table:table-cell>
              <table:table-cell office:value-type="float" office:value="986301.020866774">
                <text:p>986301.0208667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9777054786682">
                <text:p>37.9777054786682</text:p>
              </table:table-cell>
              <table:table-cell office:value-type="float" office:value="986463.60300726">
                <text:p>986463.60300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.0441958904266">
                <text:p>38.0441958904266</text:p>
              </table:table-cell>
              <table:table-cell office:value-type="float" office:value="987089.69104385">
                <text:p>987089.691043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1077396869659">
                <text:p>38.1077396869659</text:p>
              </table:table-cell>
              <table:table-cell office:value-type="float" office:value="1032862.42834738">
                <text:p>1032862.428347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1712801456451">
                <text:p>38.1712801456451</text:p>
              </table:table-cell>
              <table:table-cell office:value-type="float" office:value="1032916.68590812">
                <text:p>1032916.685908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2348144054413">
                <text:p>38.2348144054413</text:p>
              </table:table-cell>
              <table:table-cell office:value-type="float" office:value="1033017.46507456">
                <text:p>1033017.465074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2984347343445">
                <text:p>38.2984347343445</text:p>
              </table:table-cell>
              <table:table-cell office:value-type="float" office:value="1031619.94179349">
                <text:p>1031619.941793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3619694709778">
                <text:p>38.3619694709778</text:p>
              </table:table-cell>
              <table:table-cell office:value-type="float" office:value="1033009.71213281">
                <text:p>1033009.712132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4254653453827">
                <text:p>38.4254653453827</text:p>
              </table:table-cell>
              <table:table-cell office:value-type="float" office:value="1033641.95886918">
                <text:p>1033641.958869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.4890518188477">
                <text:p>38.4890518188477</text:p>
              </table:table-cell>
              <table:table-cell office:value-type="float" office:value="1032169.20869438">
                <text:p>1032169.208694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.5526089668274">
                <text:p>38.5526089668274</text:p>
              </table:table-cell>
              <table:table-cell office:value-type="float" office:value="1032645.45509382">
                <text:p>1032645.455093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.6161513328552">
                <text:p>38.6161513328552</text:p>
              </table:table-cell>
              <table:table-cell office:value-type="float" office:value="1032885.6808897">
                <text:p>1032885.68088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.679680109024">
                <text:p>38.679680109024</text:p>
              </table:table-cell>
              <table:table-cell office:value-type="float" office:value="1033106.63226988">
                <text:p>1033106.632269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.7434108257294">
                <text:p>38.7434108257294</text:p>
              </table:table-cell>
              <table:table-cell office:value-type="float" office:value="1029833.07568105">
                <text:p>1029833.075681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.8070154190063">
                <text:p>38.8070154190063</text:p>
              </table:table-cell>
              <table:table-cell office:value-type="float" office:value="1031875.16213167">
                <text:p>1031875.162131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.8705570697784">
                <text:p>38.8705570697784</text:p>
              </table:table-cell>
              <table:table-cell office:value-type="float" office:value="1032897.30755348">
                <text:p>1032897.307553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9340999126434">
                <text:p>38.9340999126434</text:p>
              </table:table-cell>
              <table:table-cell office:value-type="float" office:value="1032877.92992593">
                <text:p>1032877.929925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9976189136505">
                <text:p>38.9976189136505</text:p>
              </table:table-cell>
              <table:table-cell office:value-type="float" office:value="1033265.62067128">
                <text:p>1033265.620671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.06014752388">
                <text:p>39.06014752388</text:p>
              </table:table-cell>
              <table:table-cell office:value-type="float" office:value="1049631.51682274">
                <text:p>1049631.516822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.1206133365631">
                <text:p>39.1206133365631</text:p>
              </table:table-cell>
              <table:table-cell office:value-type="float" office:value="1085439.80619214">
                <text:p>1085439.806192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.1810638904572">
                <text:p>39.1810638904572</text:p>
              </table:table-cell>
              <table:table-cell office:value-type="float" office:value="1085713.79039866">
                <text:p>1085713.790398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2415709495544">
                <text:p>39.2415709495544</text:p>
              </table:table-cell>
              <table:table-cell office:value-type="float" office:value="1084699.88426424">
                <text:p>1084699.884264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3021016120911">
                <text:p>39.3021016120911</text:p>
              </table:table-cell>
              <table:table-cell office:value-type="float" office:value="1084276.91437034">
                <text:p>1084276.914370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3626782894135">
                <text:p>39.3626782894135</text:p>
              </table:table-cell>
              <table:table-cell office:value-type="float" office:value="1083453.28435081">
                <text:p>1083453.284350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4232976436615">
                <text:p>39.4232976436615</text:p>
              </table:table-cell>
              <table:table-cell office:value-type="float" office:value="1082690.51714807">
                <text:p>1082690.517148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838356971741">
                <text:p>39.4838356971741</text:p>
              </table:table-cell>
              <table:table-cell office:value-type="float" office:value="1084144.53706162">
                <text:p>1084144.537061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5444343090057">
                <text:p>39.5444343090057</text:p>
              </table:table-cell>
              <table:table-cell office:value-type="float" office:value="1083061.11338519">
                <text:p>1083061.113385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6049981117248">
                <text:p>39.6049981117248</text:p>
              </table:table-cell>
              <table:table-cell office:value-type="float" office:value="1083683.60395712">
                <text:p>1083683.603957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.6655695438385">
                <text:p>39.6655695438385</text:p>
              </table:table-cell>
              <table:table-cell office:value-type="float" office:value="1083547.10644545">
                <text:p>1083547.106445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.7261438369751">
                <text:p>39.7261438369751</text:p>
              </table:table-cell>
              <table:table-cell office:value-type="float" office:value="1083495.92874321">
                <text:p>1083495.928743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.7866699695587">
                <text:p>39.7866699695587</text:p>
              </table:table-cell>
              <table:table-cell office:value-type="float" office:value="1084358.06482973">
                <text:p>1084358.06482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.8472497463226">
                <text:p>39.8472497463226</text:p>
              </table:table-cell>
              <table:table-cell office:value-type="float" office:value="1083397.85165886">
                <text:p>1083397.851658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.9078052043915">
                <text:p>39.9078052043915</text:p>
              </table:table-cell>
              <table:table-cell office:value-type="float" office:value="1083832.93749311">
                <text:p>1083832.93749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.9683837890625">
                <text:p>39.9683837890625</text:p>
              </table:table-cell>
              <table:table-cell office:value-type="float" office:value="1083419.17125371">
                <text:p>1083419.171253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.0289273262024">
                <text:p>40.0289273262024</text:p>
              </table:table-cell>
              <table:table-cell office:value-type="float" office:value="1084046.34252455">
                <text:p>1084046.34252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